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1" svg:font-family="'Times New Roman'"/>
    <style:font-face style:name="TimesNewRomanPSMT" svg:font-family="TimesNewRomanPSMT" style:font-family-generic="roman"/>
    <style:font-face style:name="Helvetica" svg:font-family="Helvetica" style:font-family-generic="swiss"/>
    <style:font-face style:name="Verdana" svg:font-family="Verdana"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Таблица21" style:family="table">
      <style:table-properties style:width="16.988cm" table:align="left"/>
    </style:style>
    <style:style style:name="Таблица21.A" style:family="table-column">
      <style:table-column-properties style:column-width="7.154cm"/>
    </style:style>
    <style:style style:name="Таблица21.B" style:family="table-column">
      <style:table-column-properties style:column-width="9.834cm"/>
    </style:style>
    <style:style style:name="Таблица21.A1" style:family="table-cell">
      <style:table-cell-properties fo:padding="0.097cm" fo:border-left="0.002cm solid #000000" fo:border-right="none" fo:border-top="0.002cm solid #000000" fo:border-bottom="0.002cm solid #000000"/>
    </style:style>
    <style:style style:name="Таблица21.B1" style:family="table-cell">
      <style:table-cell-properties fo:padding="0.097cm" fo:border="0.002cm solid #000000"/>
    </style:style>
    <style:style style:name="Таблица21.A2" style:family="table-cell">
      <style:table-cell-properties fo:padding="0.097cm" fo:border-left="0.002cm solid #000000" fo:border-right="none" fo:border-top="none" fo:border-bottom="0.002cm solid #000000"/>
    </style:style>
    <style:style style:name="Таблица21.B2" style:family="table-cell">
      <style:table-cell-properties fo:padding="0.097cm" fo:border-left="0.002cm solid #000000" fo:border-right="0.002cm solid #000000" fo:border-top="none" fo:border-bottom="0.002cm solid #000000"/>
    </style:style>
    <style:style style:name="Таблица1" style:family="table">
      <style:table-properties style:width="16.988cm" table:align="left"/>
    </style:style>
    <style:style style:name="Таблица1.A" style:family="table-column">
      <style:table-column-properties style:column-width="7.154cm"/>
    </style:style>
    <style:style style:name="Таблица1.B" style:family="table-column">
      <style:table-column-properties style:column-width="9.834cm"/>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88cm" table:align="left"/>
    </style:style>
    <style:style style:name="Таблица2.A" style:family="table-column">
      <style:table-column-properties style:column-width="7.176cm"/>
    </style:style>
    <style:style style:name="Таблица2.B" style:family="table-column">
      <style:table-column-properties style:column-width="9.813cm"/>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end" style:justify-single-word="false"/>
    </style:style>
    <style:style style:name="P2" style:family="paragraph" style:parent-style-name="Table">
      <style:paragraph-properties fo:keep-with-next="always"/>
    </style:style>
    <style:style style:name="P3" style:family="paragraph" style:parent-style-name="Table_20_Contents">
      <style:paragraph-properties fo:text-align="center" style:justify-single-word="false"/>
      <style:text-properties fo:font-size="14pt" fo:font-weight="bold" style:font-weight-asian="bold" style:font-weight-complex="bold"/>
    </style:style>
    <style:style style:name="P4" style:family="paragraph" style:parent-style-name="Table_20_Contents">
      <style:paragraph-properties fo:text-align="justify" style:justify-single-word="false"/>
      <style:text-properties fo:font-size="14pt"/>
    </style:style>
    <style:style style:name="P5" style:family="paragraph" style:parent-style-name="Standard">
      <style:text-properties fo:font-size="14pt" fo:language="ru" fo:country="RU" style:font-size-asian="14pt" style:font-size-complex="14pt"/>
    </style:style>
    <style:style style:name="P6" style:family="paragraph" style:parent-style-name="Standard">
      <style:paragraph-properties fo:text-align="center" style:justify-single-word="false"/>
      <style:text-properties style:font-name="Times New Roman" fo:font-size="22pt" style:font-size-asian="22pt" style:font-size-complex="22pt"/>
    </style:style>
    <style:style style:name="P7" style:family="paragraph" style:parent-style-name="Text_20_body">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P8" style:family="paragraph" style:parent-style-name="Text_20_body">
      <style:text-properties style:use-window-font-color="true" style:font-name="Times New Roman" fo:font-size="14pt" style:font-name-asian="TimesNewRomanPSMT" style:font-size-asian="14pt" style:font-name-complex="TimesNewRomanPSMT" style:font-size-complex="14pt"/>
    </style:style>
    <style:style style:name="P9" style:family="paragraph" style:parent-style-name="Text_20_body">
      <style:text-properties style:use-window-font-color="true" style:font-name="Times New Roman" style:font-name-asian="TimesNewRomanPSMT" style:font-name-complex="TimesNewRomanPSMT"/>
    </style:style>
    <style:style style:name="P10" style:family="paragraph" style:parent-style-name="Text_20_body">
      <style:text-properties style:use-window-font-color="true" style:font-name="TimesNewRomanPSMT" style:font-name-asian="TimesNewRomanPSMT" style:font-name-complex="TimesNewRomanPSMT"/>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style:font-name="Times New Roman" fo:font-size="14pt" style:font-size-asian="14pt" style:font-size-complex="14pt"/>
    </style:style>
    <style:style style:name="P13" style:family="paragraph" style:parent-style-name="Text_20_body">
      <style:paragraph-properties fo:margin-left="0cm" fo:margin-right="0cm" fo:text-indent="0cm" style:auto-text-indent="false"/>
    </style:style>
    <style:style style:name="P14" style:family="paragraph" style:parent-style-name="Text_20_body">
      <style:paragraph-properties fo:margin-left="0cm" fo:margin-right="0cm" fo:text-indent="0cm" style:auto-text-indent="false"/>
      <style:text-properties fo:language="en" fo:country="US"/>
    </style:style>
    <style:style style:name="P15" style:family="paragraph" style:parent-style-name="Обычный1">
      <style:paragraph-properties fo:line-height="0.459cm" fo:text-align="center" style:justify-single-word="false" fo:orphans="0" fo:widows="0"/>
      <style:text-properties fo:font-size="14pt" fo:language="ru" fo:country="RU" style:font-size-asian="14pt"/>
    </style:style>
    <style:style style:name="P16" style:family="paragraph" style:parent-style-name="Обычный1">
      <style:paragraph-properties fo:line-height="0.459cm" fo:text-align="center" style:justify-single-word="false" fo:orphans="0" fo:widows="0"/>
      <style:text-properties fo:font-size="14pt" fo:language="ru" fo:country="RU" style:font-size-asian="14pt" style:font-size-complex="14pt"/>
    </style:style>
    <style:style style:name="P17" style:family="paragraph" style:parent-style-name="Обычный1">
      <style:paragraph-properties fo:line-height="100%" fo:text-align="center" style:justify-single-word="false"/>
      <style:text-properties fo:font-size="14pt" fo:language="ru" fo:country="RU" style:font-size-asian="14pt"/>
    </style:style>
    <style:style style:name="P18" style:family="paragraph" style:parent-style-name="Обычный1">
      <style:paragraph-properties fo:line-height="100%">
        <style:tab-stops>
          <style:tab-stop style:position="12.002cm"/>
          <style:tab-stop style:position="17.253cm"/>
        </style:tab-stops>
      </style:paragraph-properties>
      <style:text-properties fo:font-size="14pt" fo:language="ru" fo:country="RU" style:font-size-asian="14pt"/>
    </style:style>
    <style:style style:name="P19" style:family="paragraph" style:parent-style-name="Обычный1">
      <style:paragraph-properties fo:line-height="100%">
        <style:tab-stops>
          <style:tab-stop style:position="12.002cm"/>
          <style:tab-stop style:position="17.253cm"/>
        </style:tab-stops>
      </style:paragraph-properties>
    </style:style>
    <style:style style:name="P20" style:family="paragraph" style:parent-style-name="Обычный1">
      <style:paragraph-properties fo:line-height="100%">
        <style:tab-stops>
          <style:tab-stop style:position="12.019cm"/>
          <style:tab-stop style:position="17.253cm"/>
        </style:tab-stops>
      </style:paragraph-properties>
    </style:style>
    <style:style style:name="P21" style:family="paragraph" style:parent-style-name="Обычный1">
      <style:paragraph-properties fo:margin-left="0cm" fo:margin-right="-0.004cm" fo:line-height="0.635cm" fo:text-align="center" style:justify-single-word="false" fo:orphans="0" fo:widows="0" fo:text-indent="0cm" style:auto-text-indent="false"/>
      <style:text-properties fo:font-size="14pt" fo:language="ru" fo:country="RU" style:font-size-asian="14pt"/>
    </style:style>
    <style:style style:name="P22" style:family="paragraph" style:parent-style-name="Обычный1">
      <style:paragraph-properties fo:margin-left="0cm" fo:margin-right="-0.004cm" fo:line-height="0.776cm" fo:text-align="center" style:justify-single-word="false" fo:text-indent="0cm" style:auto-text-indent="false"/>
      <style:text-properties fo:font-size="14pt" fo:language="ru" fo:country="RU" style:font-size-asian="14pt"/>
    </style:style>
    <style:style style:name="P23" style:family="paragraph" style:parent-style-name="Обычный1">
      <style:paragraph-properties fo:margin-left="0cm" fo:margin-right="-0.004cm" fo:line-height="0.635cm" fo:text-align="center" style:justify-single-word="false" fo:orphans="0" fo:widows="0" fo:text-indent="0cm" style:auto-text-indent="false"/>
    </style:style>
    <style:style style:name="P24" style:family="paragraph" style:parent-style-name="Обычный1">
      <style:paragraph-properties fo:margin-left="0.981cm" fo:margin-right="-0.004cm" fo:line-height="0.776cm" fo:text-indent="1.27cm" style:auto-text-indent="false"/>
      <style:text-properties fo:font-size="14pt" fo:language="ru" fo:country="RU" style:font-size-asian="14pt"/>
    </style:style>
    <style:style style:name="P25" style:family="paragraph" style:parent-style-name="Обычный1">
      <style:paragraph-properties fo:margin-left="1.27cm" fo:margin-right="-0.004cm" fo:line-height="0.776cm" fo:text-indent="0.981cm" style:auto-text-indent="false"/>
      <style:text-properties fo:font-size="14pt" fo:language="ru" fo:country="RU" style:font-size-asian="14pt"/>
    </style:style>
    <style:style style:name="P26" style:family="paragraph" style:parent-style-name="Обычный1">
      <style:paragraph-properties fo:margin-left="10.502cm" fo:margin-right="0.58cm" fo:margin-top="0.529cm" fo:margin-bottom="0cm" fo:line-height="110%" fo:text-align="end" style:justify-single-word="false" fo:orphans="0" fo:widows="0" fo:text-indent="0cm" style:auto-text-indent="false"/>
    </style:style>
    <style:style style:name="P27" style:family="paragraph" style:parent-style-name="Обычный1">
      <style:paragraph-properties fo:margin-left="12.002cm" fo:margin-right="0.58cm" fo:line-height="110%" fo:text-align="end" style:justify-single-word="false" fo:orphans="0" fo:widows="0" fo:text-indent="0cm" style:auto-text-indent="false"/>
      <style:text-properties fo:font-size="14pt" fo:language="ru" fo:country="RU" style:font-size-asian="14pt"/>
    </style:style>
    <style:style style:name="P28" style:family="paragraph" style:parent-style-name="Обычный1">
      <style:paragraph-properties fo:margin-left="12.002cm" fo:margin-right="0.58cm" fo:line-height="110%" fo:text-align="end" style:justify-single-word="false" fo:orphans="0" fo:widows="0" fo:text-indent="0cm" style:auto-text-indent="false"/>
    </style:style>
    <style:style style:name="P29" style:family="paragraph" style:parent-style-name="Обычный1">
      <style:paragraph-properties fo:margin-left="5.539cm" fo:margin-right="4.747cm" fo:line-height="0.635cm" fo:text-align="center" style:justify-single-word="false" fo:orphans="0" fo:widows="0" fo:text-indent="0cm" style:auto-text-indent="false"/>
      <style:text-properties fo:font-size="14pt" fo:letter-spacing="0.035cm" fo:language="ru" fo:country="RU" fo:font-weight="bold" style:font-size-asian="14pt" style:font-weight-asian="bold"/>
    </style:style>
    <style:style style:name="P30" style:family="paragraph" style:parent-style-name="Обычный1">
      <style:paragraph-properties fo:margin-left="5.54cm" fo:margin-right="5.75cm" fo:margin-top="0cm" fo:margin-bottom="0.212cm" fo:line-height="0.635cm" fo:text-align="center" style:justify-single-word="false" fo:orphans="0" fo:widows="0" fo:text-indent="0cm" style:auto-text-indent="false"/>
      <style:text-properties fo:font-size="14pt" fo:letter-spacing="0.035cm" fo:language="ru" fo:country="RU" style:font-size-asian="14pt"/>
    </style:style>
    <style:style style:name="P31" style:family="paragraph" style:parent-style-name="Обычный1">
      <style:paragraph-properties fo:margin-left="3.03cm" fo:margin-right="3.531cm" fo:line-height="120%" fo:text-align="center" style:justify-single-word="false" fo:text-indent="0cm" style:auto-text-indent="false">
        <style:tab-stops>
          <style:tab-stop style:position="13.002cm"/>
        </style:tab-stops>
      </style:paragraph-properties>
    </style:style>
    <style:style style:name="P32" style:family="paragraph" style:parent-style-name="Обычный1">
      <style:paragraph-properties fo:margin-left="3.034cm" fo:margin-right="3.528cm" fo:line-height="0.459cm" fo:text-align="center" style:justify-single-word="false" fo:orphans="0" fo:widows="0" fo:text-indent="0cm" style:auto-text-indent="false"/>
      <style:text-properties fo:font-size="14pt" fo:language="ru" fo:country="RU" style:font-size-asian="14pt"/>
    </style:style>
    <style:style style:name="P33"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4pt" fo:language="ru" fo:country="RU" style:font-size-asian="14pt" style:font-size-complex="14pt"/>
    </style:style>
    <style:style style:name="P34" style:family="paragraph" style:parent-style-name="Обычный1">
      <style:paragraph-properties fo:margin-left="3.034cm" fo:margin-right="3.528cm" fo:line-height="0.847cm" fo:text-align="center" style:justify-single-word="false" fo:orphans="0" fo:widows="0" fo:text-indent="0cm" style:auto-text-indent="false"/>
      <style:text-properties fo:font-size="18pt" fo:language="ru" fo:country="RU" style:font-size-asian="18pt"/>
    </style:style>
    <style:style style:name="P35" style:family="paragraph" style:parent-style-name="Обычный1">
      <style:paragraph-properties fo:margin-left="0cm" fo:margin-right="0.099cm" fo:line-height="100%" fo:text-indent="0cm" style:auto-text-indent="false">
        <style:tab-stops>
          <style:tab-stop style:position="13.002cm"/>
        </style:tab-stops>
      </style:paragraph-properties>
      <style:text-properties fo:language="ru" fo:country="RU"/>
    </style:style>
    <style:style style:name="P36" style:family="paragraph" style:parent-style-name="Обычный1">
      <style:paragraph-properties fo:margin-left="0cm" fo:margin-right="0.099cm" fo:line-height="100%" fo:text-indent="0cm" style:auto-text-indent="false">
        <style:tab-stops>
          <style:tab-stop style:position="13.002cm"/>
        </style:tab-stops>
      </style:paragraph-properties>
    </style:style>
    <style:style style:name="P37" style:family="paragraph" style:parent-style-name="Обычный1">
      <style:paragraph-properties fo:margin-left="0.501cm" fo:margin-right="0cm" fo:line-height="100%" fo:text-indent="0cm" style:auto-text-indent="false">
        <style:tab-stops>
          <style:tab-stop style:position="11.481cm"/>
          <style:tab-stop style:position="17.253cm"/>
        </style:tab-stops>
      </style:paragraph-properties>
    </style:style>
    <style:style style:name="P38" style:family="paragraph" style:parent-style-name="Обычный1">
      <style:paragraph-properties fo:margin-left="0.501cm" fo:margin-right="0cm" fo:line-height="100%" fo:text-indent="0cm" style:auto-text-indent="false">
        <style:tab-stops>
          <style:tab-stop style:position="11.481cm"/>
          <style:tab-stop style:position="16.925cm"/>
        </style:tab-stops>
      </style:paragraph-properties>
    </style:style>
    <style:style style:name="P39" style:family="paragraph" style:parent-style-name="Text_20_body">
      <style:paragraph-properties fo:margin-left="0cm" fo:margin-right="0cm" fo:text-indent="1.199cm" style:auto-text-indent="false"/>
    </style:style>
    <style:style style:name="P40" style:family="paragraph" style:parent-style-name="Contents_20_1">
      <style:paragraph-properties>
        <style:tab-stops>
          <style:tab-stop style:position="16.999cm" style:type="right" style:leader-style="dotted" style:leader-text="."/>
        </style:tab-stops>
      </style:paragraph-properties>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Text_20_body" style:list-style-name="L1">
      <style:text-properties style:use-window-font-color="true" style:font-name="Times New Roman" fo:font-size="14pt" style:font-name-asian="TimesNewRomanPSMT" style:font-size-asian="14pt" style:font-name-complex="TimesNewRomanPSMT" style:font-size-complex="14pt"/>
    </style:style>
    <style:style style:name="P44" style:family="paragraph" style:parent-style-name="Text_20_body" style:list-style-name="L7">
      <style:text-properties style:use-window-font-color="true" style:font-name="Times New Roman" fo:font-size="14pt" style:font-name-asian="Verdana" style:font-size-asian="14pt" style:font-name-complex="Verdana" style:font-size-complex="14pt"/>
    </style:style>
    <style:style style:name="P45" style:family="paragraph" style:parent-style-name="Text_20_body" style:list-style-name="L8">
      <style:text-properties style:use-window-font-color="true" style:font-name="Times New Roman" fo:font-size="14pt" style:font-name-asian="Verdana" style:font-size-asian="14pt" style:font-name-complex="Verdana" style:font-size-complex="14pt"/>
    </style:style>
    <style:style style:name="P46" style:family="paragraph" style:parent-style-name="Text_20_body" style:list-style-name="L9">
      <style:text-properties style:use-window-font-color="true" style:font-name="Times New Roman" fo:font-size="14pt" style:font-name-asian="Verdana" style:font-size-asian="14pt" style:font-name-complex="Verdana" style:font-size-complex="14pt"/>
    </style:style>
    <style:style style:name="P47" style:family="paragraph" style:parent-style-name="Text_20_body" style:list-style-name="L10">
      <style:text-properties style:use-window-font-color="true" style:font-name="Times New Roman" fo:font-size="14pt" style:font-name-asian="Verdana" style:font-size-asian="14pt" style:font-name-complex="Verdana" style:font-size-complex="14pt"/>
    </style:style>
    <style:style style:name="P48" style:family="paragraph" style:parent-style-name="Text_20_body" style:list-style-name="L11">
      <style:text-properties style:use-window-font-color="true" style:font-name="Times New Roman" fo:font-size="14pt" style:font-name-asian="Verdana" style:font-size-asian="14pt" style:font-name-complex="Verdana" style:font-size-complex="14pt"/>
    </style:style>
    <style:style style:name="P49" style:family="paragraph" style:parent-style-name="Text_20_body" style:list-style-name="L12">
      <style:text-properties style:use-window-font-color="true" style:font-name="Times New Roman" fo:font-size="14pt" style:font-name-asian="Verdana" style:font-size-asian="14pt" style:font-name-complex="Verdana" style:font-size-complex="14pt"/>
    </style:style>
    <style:style style:name="P50" style:family="paragraph" style:parent-style-name="Text_20_body" style:list-style-name="L3">
      <style:text-properties style:use-window-font-color="true" style:font-name="Times New Roman" style:font-name-asian="TimesNewRomanPSMT" style:font-name-complex="TimesNewRomanPSMT"/>
    </style:style>
    <style:style style:name="P51" style:family="paragraph" style:parent-style-name="Text_20_body" style:list-style-name="L4">
      <style:text-properties style:use-window-font-color="true" style:font-name="Times New Roman" style:font-name-asian="TimesNewRomanPSMT" style:font-name-complex="TimesNewRomanPSMT"/>
    </style:style>
    <style:style style:name="P52" style:family="paragraph" style:parent-style-name="Text_20_body" style:list-style-name="L5">
      <style:text-properties style:use-window-font-color="true" style:font-name="Times New Roman" style:font-name-asian="TimesNewRomanPSMT" style:font-name-complex="TimesNewRomanPSMT"/>
    </style:style>
    <style:style style:name="P53" style:family="paragraph" style:parent-style-name="Text_20_body" style:list-style-name="L2"/>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13"/>
    <style:style style:name="P58" style:family="paragraph" style:parent-style-name="Text_20_body" style:list-style-name="L15">
      <style:paragraph-properties>
        <style:tab-stops/>
      </style:paragraph-properties>
    </style:style>
    <style:style style:name="P59" style:family="paragraph" style:parent-style-name="Text_20_body" style:list-style-name="L16">
      <style:paragraph-properties>
        <style:tab-stops/>
      </style:paragraph-properties>
    </style:style>
    <style:style style:name="P60" style:family="paragraph" style:parent-style-name="Text_20_body" style:list-style-name="L17">
      <style:paragraph-properties>
        <style:tab-stops/>
      </style:paragraph-properties>
    </style:style>
    <style:style style:name="P61" style:family="paragraph" style:parent-style-name="Text_20_body" style:list-style-name="L18"/>
    <style:style style:name="P62" style:family="paragraph" style:parent-style-name="Text_20_body" style:list-style-name="L19"/>
    <style:style style:name="P63" style:family="paragraph" style:parent-style-name="Text_20_body" style:list-style-name="L14">
      <style:paragraph-properties fo:margin-left="0.616cm" fo:margin-right="0cm" fo:text-indent="0.162cm" style:auto-text-indent="false">
        <style:tab-stops/>
      </style:paragraph-properties>
    </style:style>
    <style:style style:name="P64" style:family="paragraph" style:parent-style-name="Обычный1" style:master-page-name="First_20_Page">
      <style:paragraph-properties fo:line-height="100%" fo:text-align="center" style:justify-single-word="false" style:page-number="3"/>
      <style:text-properties fo:font-size="14pt" fo:language="ru" fo:country="RU" style:font-size-asian="14pt"/>
    </style:style>
    <style:style style:name="P65" style:family="paragraph" style:parent-style-name="Heading_20_1">
      <style:paragraph-properties fo:break-before="page"/>
    </style:style>
    <style:style style:name="P66" style:family="paragraph" style:parent-style-name="Heading_20_2">
      <style:paragraph-properties fo:line-height="100%" fo:text-align="start" style:justify-single-word="false"/>
      <style:text-properties style:use-window-font-color="true" style:font-name="TimesNewRomanPSMT" style:font-name-asian="TimesNewRomanPSMT" style:font-name-complex="TimesNewRomanPSMT"/>
    </style:style>
    <style:style style:name="P67" style:family="paragraph" style:parent-style-name="Heading_20_2">
      <style:paragraph-properties fo:margin-left="0cm" fo:margin-right="0cm" fo:text-indent="1.199cm" style:auto-text-indent="false"/>
    </style:style>
    <style:style style:name="T1" style:family="text">
      <style:text-properties fo:font-size="14pt" fo:language="ru" fo:country="RU" style:font-size-asian="14pt"/>
    </style:style>
    <style:style style:name="T2" style:family="text">
      <style:text-properties fo:font-size="14pt" fo:language="ru" fo:country="RU" style:font-size-asian="14pt" style:font-size-complex="14pt"/>
    </style:style>
    <style:style style:name="T3" style:family="text">
      <style:text-properties fo:font-size="14pt" fo:language="ru" fo:country="RU" style:font-size-asian="14pt" style:language-asian="zxx" style:country-asian="none"/>
    </style:style>
    <style:style style:name="T4" style:family="text">
      <style:text-properties fo:font-size="14pt" fo:language="ru" fo:country="RU" style:font-size-asian="14pt" style:language-asian="zxx" style:country-asian="none" style:font-size-complex="14pt"/>
    </style:style>
    <style:style style:name="T5" style:family="text">
      <style:text-properties fo:font-size="14pt" fo:language="ru" fo:country="RU" fo:font-style="italic" style:font-size-asian="14pt" style:font-style-asian="italic"/>
    </style:style>
    <style:style style:name="T6" style:family="text">
      <style:text-properties style:use-window-font-color="true" style:font-name="TimesNewRomanPSMT" style:font-name-asian="TimesNewRomanPSMT" style:font-name-complex="TimesNewRomanPSMT"/>
    </style:style>
    <style:style style:name="T7" style:family="text">
      <style:text-properties style:use-window-font-color="true" style:font-name="Times New Roman" style:font-name-asian="TimesNewRomanPSMT" style:font-name-complex="TimesNewRomanPSMT"/>
    </style:style>
    <style:style style:name="T8" style:family="text">
      <style:text-properties style:use-window-font-color="true" style:font-name="Times New Roman" fo:font-size="14pt" style:font-name-asian="Verdana" style:font-size-asian="14pt" style:font-name-complex="Verdana" style:font-size-complex="14pt"/>
    </style:style>
    <style:style style:name="T9" style:family="text">
      <style:text-properties style:use-window-font-color="true" style:font-name="Times New Roman" fo:font-size="14pt" fo:font-style="italic" style:font-name-asian="Verdana" style:font-size-asian="14pt" style:font-style-asian="italic" style:font-name-complex="Verdana" style:font-size-complex="14pt" style:font-style-complex="italic"/>
    </style:style>
    <style:style style:name="T10" style:family="text">
      <style:text-properties style:use-window-font-color="true" style:font-name="Times New Roman" fo:font-size="14pt" style:font-name-asian="Helvetica" style:font-size-asian="14pt" style:font-name-complex="Helvetica" style:font-size-complex="14pt"/>
    </style:style>
    <style:style style:name="T11" style:family="text">
      <style:text-properties style:use-window-font-color="true" style:text-outline="false" style:text-line-through-style="none" fo:font-style="normal" fo:text-shadow="none" style:text-underline-style="none" fo:font-weight="normal" style:letter-kerning="true" style:font-name-asian="Arial1" style:font-style-asian="normal" style:font-weight-asian="normal" style:font-name-complex="Arial1" style:font-style-complex="normal" style:font-weight-complex="normal" style:text-emphasize="none"/>
    </style:style>
    <style:style style:name="T12" style:family="text">
      <style:text-properties style:font-name="Times New Roman" fo:font-size="14pt" style:font-size-asian="14pt" style:font-size-complex="14pt"/>
    </style:style>
    <style:style style:name="T13" style:family="text">
      <style:text-properties fo:language="ru" fo:country="RU"/>
    </style:style>
    <style:style style:name="T14" style:family="text">
      <style:text-properties fo:color="#000000" fo:font-size="14pt" fo:language="ru" fo:country="RU" style:font-size-asian="14pt" style:font-size-complex="14pt"/>
    </style:style>
    <style:style style:name="T15" style:family="text">
      <style:text-properties fo:language="en" fo:country="US"/>
    </style:style>
    <style:style style:name="T16" style:family="text">
      <style:text-properties fo:language="en" fo:country="GB"/>
    </style:style>
    <style:style style:name="fr1" style:family="graphic" style:parent-style-name="Frame">
      <style:graphic-properties fo:margin-left="0cm" fo:margin-right="0cm" fo:margin-top="0.499cm" fo:margin-bottom="0.499cm" style:wrap="none"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style>
    <style:style style:name="fr3" style:family="graphic" style:parent-style-name="Frame">
      <style:graphic-properties fo:margin-left="0cm" fo:margin-right="0cm" fo:margin-top="0.499cm" fo:margin-bottom="0.499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space" fo:text-indent="-0.136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1" text:separation-character="." text:name="Drawing"/>
      </text:sequence-decls>
      <text:p text:style-name="P64">Министерство образования Республики Беларусь</text:p>
      <text:p text:style-name="P17"/>
      <text:p text:style-name="P21">Учреждение образования</text:p>
      <text:p text:style-name="P23"><text:span text:style-name="T1">“</text:span><text:span text:style-name="T1">Белорусский государственный университет информатики и радиоэлектроники”</text:span></text:p>
      <text:p text:style-name="P22"/>
      <text:p text:style-name="P24">Кафедра <text:bookmark-start text:name="OCRUncertain002"/>интеллектуальных информа<text:bookmark-end text:name="OCRUncertain002"/>ционных технологий</text:p>
      <text:p text:style-name="P25">Факультет информационных технологий и управления</text:p>
      <text:p text:style-name="P26"><text:span text:style-name="T5">К защите допустит</text:span><text:bookmark-start text:name="OCRUncertain003"/><text:span text:style-name="T5">ь </text:span><text:bookmark-end text:name="OCRUncertain003"/><text:span text:style-name="T5"><text:line-break/></text:span><text:span text:style-name="T1">Заведующий кафедрой</text:span></text:p>
      <text:p text:style-name="P28"><text:span text:style-name="T3">(</text:span><text:span text:style-name="T1"> В.В. Голенков </text:span><text:span text:style-name="T3">)</text:span></text:p>
      <text:p text:style-name="P27"/>
      <text:p text:style-name="P6"><text:bookmark-start text:name="OCRUncertain006"/>ПОЯСНИТЕЛЬНАЯ<text:bookmark-end text:name="OCRUncertain006"/> ЗАПИСКА</text:p>
      <text:p text:style-name="P29">к дипломному проекту </text:p>
      <text:p text:style-name="P30">НА ТЕМУ</text:p>
      <text:p text:style-name="P31"><text:bookmark-start text:name="OCRUncertain007"/><text:span text:style-name="T2">“</text:span><text:bookmark-end text:name="OCRUncertain007"/><text:span text:style-name="T2">Интернет-приложение классифицирующее юридические услуги</text:span><text:span text:style-name="T2">”</text:span></text:p>
      <text:p text:style-name="P33">БГУИР ДП 1 – 40 03 01 **  ** ПЗ</text:p>
      <text:p text:style-name="P34"/>
      <text:p text:style-name="P34"/>
      <text:p text:style-name="P34"/>
      <text:p text:style-name="P19"><text:span text:style-name="T1">Дип</text:span><text:bookmark-start text:name="OCRUncertain016"/><text:span text:style-name="T1">л</text:span><text:bookmark-end text:name="OCRUncertain016"/><text:span text:style-name="T1">омник:</text:span><text:span text:style-name="T3"> <text:tab/>( Сидоров И.С. <text:s text:c="10"/>)</text:span></text:p>
      <text:p text:style-name="P19"><text:span text:style-name="T1">Руководитель: <text:tab/></text:span><text:span text:style-name="T2">( Степанова</text:span><text:span text:style-name="T14"> М.Д. <text:s text:c="6"/></text:span><text:span text:style-name="T4">)</text:span></text:p>
      <text:p text:style-name="P18">Консультан<text:bookmark-start text:name="OCRUncertain017"/>т<text:bookmark-end text:name="OCRUncertain017"/>ы:</text:p>
      <text:p text:style-name="P37"><text:span text:style-name="T1">по специальности<text:tab/>( _Фамилия</text:span><text:span text:style-name="T14"> И.О. <text:s text:c="5"/></text:span><text:span text:style-name="T2">)</text:span></text:p>
      <text:p text:style-name="P37"><text:span text:style-name="T1">по эконо</text:span><text:bookmark-start text:name="OCRUncertain021"/><text:span text:style-name="T1">м</text:span><text:bookmark-end text:name="OCRUncertain021"/><text:span text:style-name="T1">ике<text:tab/>( Смирнов И.В. <text:s text:c="6"/>)</text:span></text:p>
      <text:p text:style-name="P37"><text:span text:style-name="T1">по охра</text:span><text:bookmark-start text:name="OCRUncertain018"/><text:span text:style-name="T1">н</text:span><text:bookmark-end text:name="OCRUncertain018"/><text:span text:style-name="T1">е труда<text:tab/></text:span><text:span text:style-name="T3">( Бражников М. М. </text:span><text:span text:style-name="T1">)</text:span></text:p>
      <text:p text:style-name="P38"><text:span text:style-name="T1">по нормоконтролю<text:tab/></text:span><text:span text:style-name="T3">( _Фамилия И.О. <text:s text:c="5"/></text:span><text:span text:style-name="T1">)</text:span></text:p>
      <text:p text:style-name="P18"/>
      <text:p text:style-name="P20"><text:span text:style-name="T1">Рецензент:</text:span><text:span text:style-name="T3"> <text:tab/>( <text:s text:c="32"/>)</text:span></text:p>
      <text:p text:style-name="P35"/>
      <text:p text:style-name="P36"/>
      <text:p text:style-name="P36"/>
      <text:p text:style-name="P36"/>
      <text:p text:style-name="P35"/>
      <text:p text:style-name="P35"/>
      <text:p text:style-name="P15">МИНСК</text:p>
      <text:p text:style-name="P32"/>
      <text:p text:style-name="P16">2010</text:p>
      <text:table-of-content text:style-name="Sect1" text:name="Оглавление1">
        <text:table-of-content-source text:outline-level="2">
          <text:index-title-template text:style-name="Contents_20_Heading">СОДЕРЖА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41">СОДЕРЖАНИЕ</text:p>
          </text:index-title>
          <text:p text:style-name="P40">ПЕРЕЧЕНЬ УСЛОВНЫХ ОБОЗНАЧЕНИЙ, СИМВОЛОВ И ТЕРМИНОВ<text:tab/>5</text:p>
          <text:p text:style-name="P40">ВВЕДЕНИЕ<text:tab/>6</text:p>
          <text:p text:style-name="P40"><text:s/>1 МЕТОДЫ И ТЕХНОЛОГИИ ПОСТРОЕНИЯ ИНТЕРНЕТ-ПРИЛОЖЕНИЙ<text:tab/>8</text:p>
          <text:p text:style-name="P42"><text:s/>1.1 Анализ требований к системе<text:tab/>8</text:p>
          <text:p text:style-name="P42"><text:s/>1.2 Язык разметки гипертекста<text:tab/>10</text:p>
          <text:p text:style-name="P42"><text:s/>1.3 Анализ режима работы системы<text:tab/>11</text:p>
          <text:p text:style-name="P42"><text:s/>1.4 Информационно-справочные системы предоставляющие информацию юридического характера<text:tab/>12</text:p>
          <text:p text:style-name="P42"><text:s/>1.5 Классификация юридических услуг<text:tab/>14</text:p>
          <text:p text:style-name="P42"><text:s/>1.6 Технологии систем построения Интернет-приложений<text:tab/>15</text:p>
          <text:p text:style-name="P42"><text:s/>1.7 Технические требования к разрабатываемой системе<text:tab/>18</text:p>
          <text:p text:style-name="P42"><text:s/>1.8 Подведение итогов аналитического раздела<text:tab/>19</text:p>
          <text:p text:style-name="P40"><text:s/>2 ПРОЕКТИРОВАНИЕ ИНТЕРНЕТ-ПРИЛОЖЕНИЯ<text:tab/>20</text:p>
          <text:p text:style-name="P42"><text:s/>2.1 Проектирование основного алгоритма работы пользователя с интернет-приложением<text:tab/>20</text:p>
          <text:p text:style-name="P42"><text:s/>2.2 Проектирование вариантов использования системы<text:tab/>21</text:p>
          <text:p text:style-name="P42"><text:s/>2.3 Проектирование подсистемы хранения информации<text:tab/>23</text:p>
          <text:p text:style-name="P42"><text:s/>2.4 Проектирование пользовательского интерфейса системы<text:tab/>28</text:p>
          <text:p text:style-name="P42"><text:s/>2.5 Проектирование подсистемы преобразования и подготовки данных для подачи пользователю<text:tab/>32</text:p>
          <text:p text:style-name="P42"><text:s/>2.6 Проектирование взаимосвязи между компонентами системы<text:tab/>35</text:p>
          <text:p text:style-name="P40">ЗАКЛЮЧЕНИЕ <text:s/>NOT READY<text:tab/>38</text:p>
          <text:p text:style-name="P40">СПИСОК ЛИТЕРАТУРЫ<text:tab/>39</text:p>
        </text:index-body>
      </text:table-of-content>
      <text:p text:style-name="P5"/>
      <text:h text:style-name="P65" text:outline-level="1" text:is-list-header="true">ПЕРЕЧЕНЬ УСЛОВНЫХ ОБОЗНАЧЕНИЙ, СИМВОЛОВ И ТЕРМИНОВ</text:h>
      <text:p text:style-name="P12">ОС - операционная система,</text:p>
      <text:p text:style-name="P12">Файловая подсистема - регламент, определяющий способ организации, хранения и именования данных на носителях информации,</text:p>
      <text:p text:style-name="Text_20_body"><text:span text:style-name="T11">СУБД - система управления </text:span><text:span text:style-name="T11">базами данных,</text:span></text:p>
      <text:p text:style-name="P12">API - <text:span text:style-name="T15">application</text:span> <text:span text:style-name="T15">programming</text:span> interface (интерфейс программирования приложений),</text:p>
      <text:p text:style-name="P12">GUI - <text:span text:style-name="T15">graphical</text:span> <text:span text:style-name="T15">user</text:span> interface (графический интерфейс пользователя),</text:p>
      <text:p text:style-name="P12">SDK - software <text:span text:style-name="T15">development</text:span> <text:span text:style-name="T15">kit</text:span> (средства для разработки программного обеспечения),</text:p>
      <text:p text:style-name="P12">XML - <text:span text:style-name="T15">extensible</text:span> <text:span text:style-name="T15">markup</text:span> <text:span text:style-name="T15">language</text:span> (расширяемый язык разметки),</text:p>
      <text:p text:style-name="P12">MVC - Model View Controller (модель, представление, контроллер),</text:p>
      <text:p text:style-name="P12">HTML - HyperText Markup Language (язык разметки гипертекста),</text:p>
      <text:p text:style-name="P12">SQL - Structured Query Language (язык структурированных запросов),</text:p>
      <text:p text:style-name="Text_20_body">CGI - Common Gateway Interface (общий интерфейс шлюза), стандарт <text:span text:style-name="T11">связи программы с веб-сервером,</text:span></text:p>
      <text:p text:style-name="Text_20_body">Веб-браузер (от англ. Web browser) - программное обеспечение для просмотра веб-сайтов,</text:p>
      <text:p text:style-name="Text_20_body">Веб-страница (от англ. Web page) - документ или информационный ресурс к которому осуществляется доступ с помощью веб-браузера,</text:p>
      <text:p text:style-name="Text_20_body">PHP - PHP: Hypertext Preprocessor (PHP: препроцессор гипертекста),</text:p>
      <text:p text:style-name="Text_20_body">HTTP - HyperText Transport Protocol (протокол передачи гипертекста),</text:p>
      <text:p text:style-name="Text_20_body">Ссылка - запись, связывающая между собой части документа, классификационные деления или предметные рубрики,</text:p>
      <text:p text:style-name="Text_20_body">Кеширование - процесс занесения информации в промежуточный буфер с быстрым доступом, для уменьшения нагрузки на веб-сервер,</text:p>
      <text:p text:style-name="Text_20_body">Apache HTTP сервер (англ. A patchy server) - свободный веб-сервер, задачами которого являются: принятие запросов HTTP, выдача HTTP-ответов.</text:p>
      <text:h text:style-name="Heading_20_1" text:outline-level="1" text:is-list-header="true">ВВЕДЕНИЕ</text:h>
      <text:p text:style-name="Text_20_body">Широкое распространение компьютерной техники позволило различным компаниям привлекать новых клиентов, используя глобальную сеть Интернет. Интернет приложения стали бесплатной возможностью создать рекламу для услуг, которые предоставляет компания. Такие приложения являются информационно-справочными системами, в которых, для успешного конкурирования используют различные приёмы привлечения пользователей.</text:p>
      <text:p text:style-name="Text_20_body">К числу компаний, которые заинтересованы в создании информационно-справочной системы, привлекающей клиентов и являющейся дополнительной рекламной площадкой относится ООО «Надежный выбор». </text:p>
      <text:p text:style-name="Text_20_body">В сфере юридических услуг самым известным приемом привлечения клиентов является рекламирование собственных услуг. Реклама предоставляемых услуг сопровождается дополнительной информацией. Такой информацией могут стать: описание правовых норм, хорошо сгруппированное описание взаимосвязанных правовых норм (возможно с комментариями и пояснениями). Информация такого рода предоставит потенциальным клиентам возможность получить бесплатную консультацию, или набор инструкций.</text:p>
      <text:p text:style-name="Text_20_body">Целью данного дипломного проекта является создание Интернет сайта, для компании ООО «Надежный выбор», задачей которого, будет являться привлечение новых клиентов в компанию. </text:p>
      <text:p text:style-name="Text_20_body">Под этим понимается создание системы хранения разнообразных данных связанных с правовыми нормами и возможными юридическими услугами. Данная система должна быть разработанна в сжатые сроки, для минимизации времени потраченного на разработку. Для достижения поставленной цели необходимо выполнить следующие задачи:</text:p>
      <text:list xml:id="list1647662898" text:style-name="L1">
        <text:list-item>
          <text:p text:style-name="P43">изучение и анализ существующих систем рекламирующих услуги компаний, предоставляющих юридические услуги;</text:p>
        </text:list-item>
        <text:list-item>
          <text:p text:style-name="P43">анализ технологий построения Интернет приложений;</text:p>
        </text:list-item>
        <text:list-item>
          <text:p text:style-name="P43">анализ предоставляемых услуг, нормативных документов и их классификация для дальнейшей подачи пользователю;</text:p>
        </text:list-item>
        <text:list-item>
          <text:p text:style-name="P43">проектирование Интернет приложения, предоставляющего рекламную информацию, о предоставляемых услугах;</text:p>
        </text:list-item>
        <text:list-item>
          <text:p text:style-name="P43"><text:soft-page-break/>разработка и развёртывание Интернет приложения;</text:p>
        </text:list-item>
        <text:list-item>
          <text:p text:style-name="P43">проведение технико-экономического обоснования разработки приложения и расчёта сметы затрат, цены, прибыли, экономического эффекта от применения приложения.</text:p>
        </text:list-item>
      </text:list>
      <text:list xml:id="list1185022528" text:style-name="L2">
        <text:list-header>
          <text:p text:style-name="P53"/>
        </text:list-header>
      </text:list>
      <text:h text:style-name="Heading_20_1" text:outline-level="1" text:restart-numbering="true" text:start-value="-1">МЕТОДЫ И ТЕХНОЛОГИИ ПОСТРОЕНИЯ ИНТЕРНЕТ-ПРИЛОЖЕНИЙ</text:h>
      <text:p text:style-name="P39">Создание интернет приложения, является хорошо изученной, проработанной и нормированной областью. Для разработки приложений можно воспользоваться множеством библиотек и систем, которые предназначены для разработки приложения и отлажены для работы друг с другом. Построение интернет приложения во многом зависит от задач, которые должна решать разрабатываемая задача. Поэтому для создания интернет-приложения нам требуется проанализировать требования к системе, изучить цикл работы систем, рассмотреть аналогичные системы и изучить возможные технологии построения таких приложений.</text:p>
      <text:h text:style-name="P67" text:outline-level="2">Анализ требований к системе</text:h>
      <text:p text:style-name="Text_20_body">Для успешного функционирования системы существует ряд требований к аппаратному и программному обеспечению.</text:p>
      <text:p text:style-name="Text_20_body">Системные требования, предъявляемые к Интернет-приложениям, зависят от классов выполняемых задач. Так некоторые системы, хранящие множество информации и требующие её постоянной обработки требуют большие вычислительные возможности и большие объемы памяти для хранения информации. Возможно использование распределённых систем хранения информации и распределенных вычислительных систем. Разрабатываемая система должна ежедневно и круглосуточно предоставлять информацию юридического характера пользователю. Описание примеров работы таких приложений можно узнать в [2]. Поэтому главным требованием к системе является её постоянная работа и готовность к обработке запросов пользователя.</text:p>
      <text:p text:style-name="Text_20_body">Для разработки программных систем, являющихся Интернет сайтами, существует общепринятый шаблон проектирования MVC [1]. Данный шаблон показывает, что Интернет сайты имеют три подсистемы: подсистема хранения информации, подсистема преобразования и подготовки данных для подачи пользователю, подсистема отображения данных пользователю. </text:p>
      <text:p text:style-name="Text_20_body">Подсистема хранения информации может использовать различные способы для хранения и поиска данных, такие как текстовые файлы, файлы - проецируемые в память, хранение в оперативной памяти, использование сторонних приложений для хранения информации (например, СУБД). <text:soft-page-break/>Использование СУБД является наиболее удобным и популярным среди описанных способов хранения информации. Согласно [3] и [4], плюсами СУБД являются: возможность использования в качестве выделенной подсистемы, позволяющей просто отделять её от других подсистем и использовать в качестве части другой системы, возможность представления объектов системы, в качестве реляционных моделей широко используемых во всех современных языках программирования, возможность задания зависимостей данных между собой для достижения логической связи.</text:p>
      <text:p text:style-name="Text_20_body">Подсистема преобразования и подготовки данных для подачи пользователю - представляет собой набор классов обрабатывающих запросы пользователя, подаваемые в систему тем или иным образом. Данная подсистема неразрывно связана с системой отображения информации, потому, что все действия совершаемые подсистемой отображения информации требуют использования подсистемы подготовки данных, а все действия подготовки данных запускаются в результате работы подсистемы отображения информации. В качестве известных практик разработки такой подсистемы, как сказано в [6] является использование классов - для создания интерфейсов доступа к данным подсистемы хранения информации на используемом языке программирования.</text:p>
      <text:p text:style-name="Text_20_body">Подсистема отображения информации пользователю в программных системах представляющих собой Интернет сайты является набором текстовых файлов имеющих «HTML» формат. Этот формат представляет собой описание расположения графических элементов на странице. Данная подсистема обычно использует различного рода языки программирования для генерации страниц «на лету», в момент запроса пользователя. Подробнее о данном формате в главе <text:bookmark-ref text:reference-format="chapter" text:ref-name="__RefNumPara__39204015">1.2</text:bookmark-ref>.</text:p>
      <text:p text:style-name="Text_20_body">Задачей разрабатываемой системы, является подача требуемой информации пользователю. Таким образом, можно сказать, что система является информационно-поисковой. Задача классификации предоставляемых услуг решается с помощью ручной классификации информации об услугах и нормативных документов касающихся этих услуг. В качестве средства для классификации информации об услугах система должна позволять добавлять, редактировать, удалять записи о предоставляемых услугах наиболее простым образом (в качестве дополнительной особенности, можно выделить возможность упорядочивания предоставляемых услуг в определённом порядке). <text:soft-page-break/>В качестве средства для классификации нормативных документов, наиболее подходящим будет возможность отображать определенный каталог файловой системы пользователю. Такая возможность - позволит администратору системы простым образом классифицировать документы с помощью размещения их в каталог, название каталога - автоматически станет названием группы нормативных документов. Простым переносом файла, каталога администратор сможет реорганизовать структуру классифицированных документов.</text:p>
      <text:p text:style-name="P8">Таким образом, можно выдвинуть следующие требования к системе: наличие реляционной СУБД для хранения данных, наличие «web» сервера, для обработки запросов пользователя, наличие языка генерации текстовой информации, возможность доступа к файлам и каталогам файловой системы используемого языка генерации текстовой информации. Для работы таких подсистем достаточно мощностей современного пользовательского компьютера [2].</text:p>
      <text:h text:style-name="Heading_20_2" text:outline-level="2"><text:bookmark text:name="__RefNumPara__39204015"/>Язык разметки гипертекста<text:bookmark-end text:name="__RefNumPara__39204015"/></text:h>
      <text:p text:style-name="Text_20_body">Язык разметки гипертекста [20] - HTML (англ. HyperText Markup Language) - стандартный язык разметки документов во Всемирной паутине. Большинство веб-страниц создаются при помощи языка HTML. Язык HTML интерпретируется браузером и отображается в виде документа, в удобной для человека форме.</text:p>
      <text:p text:style-name="Text_20_body"><text:span text:style-name="T12">HTML является частным случаем SGML (стандартного обобщенного языка разметки). </text:span><text:span text:style-name="T10">HTML создавался как язык для обмена научной и технической документацией, пригодный для использования людьми, не являющимися специалистами в области верстки. HTML успешно справлялся с проблемой сложности SGML путём определения небольшого набора структурных и семантических элементов - дескрипторов. Дескрипторы также часто называют «тегами». С помощью HTML можно легко создать относительно простой, но красиво оформленный документ. Помимо упрощения структуры документа, в HTML внесена поддержка гипертекста. Мультимедийные возможности были добавлены позже. Изначально язык HTML был задуман и создан как средство структурирования и форматирования документов без их привязки к средствам воспроизведения (отображения). В идеале, текст с разметкой HTML должен был без стилистических и структурных искажений воспроизводиться на оборудовании с различной технической оснащённостью (цветной экран </text:span><text:soft-page-break/><text:span text:style-name="T10">современного компьютера, монохромный экран органайзера, ограниченный по размерам экран мобильного телефона или устройства и программы голосового воспроизведения текстов). </text:span></text:p>
      <text:p text:style-name="Text_20_body"><text:span text:style-name="T10">Текстовые документы, содержащие код на языке HTML, обрабатываются специальными приложениями, которые отображают документ в его форматированном виде. Такие приложения, называемые «браузерами» или «интернет-обозревателями», обычно предоставляют пользователю удобный интерфейс для запроса веб-страниц</text:span><text:span text:style-name="T10">, их просмотра (и вывода на иные внешние устройства) и, при необходимости, отправки введённых пользователем данных на сервер. </text:span></text:p>
      <text:h text:style-name="Heading_20_2" text:outline-level="2">Анализ режима работы системы</text:h>
      <text:p text:style-name="Text_20_body">Режимом работы системы называется - расписание запусков и остановок системы в зависимости от дня недели, времени суток. Режим работы системы обычно рассчитывается из расчёта времени работы пользователей с системой, а также дополнительных факторов (например, режимы работы других связных систем).</text:p>
      <text:p text:style-name="Text_20_body">Нагрузка на Интернет-приложение зависит от количества пользователей использующих его одновременно и от количества информации запрашиваемой каждым пользователем. Так как разрабатываемое приложение предназначено для использования в Республике Беларусь и основной задачей является предоставления информационных услуг, то количество запросов в сутки не будет являться важным фактором, требующим специальных средств оптимизации приложения.</text:p>
      <text:p text:style-name="Text_20_body">Поэтому можно говорить о малой нагрузке на все подсистемы. Таким образом, можно сказать, что в качестве используемой СУБД достаточно использовать открытые программные средства такие как «MySQL» [15], «Sqlite». Данные СУБД предоставляют возможность бесплатного использования в любых проектах.</text:p>
      <text:p text:style-name="Text_20_body">В качестве средств, для разработки подсистемы преобразования и подготовки данных и подсистемы отображения информации, разработчику допустимо использовать открытые системы управления данными базирующиеся на различных языках программирования, например «Joomla» [5] для «PHP», «Ruby On Rails» [21] для «Ruby».</text:p>
      <text:p text:style-name="Text_20_body"><text:soft-page-break/>Перечисленные средства предназначены для создания Интернет-приложений, а также могут работать круглосуточно с достаточно большим количеством предоставляемой информации.</text:p>
      <text:p text:style-name="P10">Таким образом, разрабатываемая система будет работать круглосуточно, без каких либо перерывов получаемых в результате дополнений и изменений в системе. Что соответствует [2].</text:p>
      <text:h text:style-name="P66" text:outline-level="2">Информационно-справочные системы предоставляющие информацию юридического характера</text:h>
      <text:p text:style-name="P10">Проанализируем существующие системы представляющие информацию об оказываемых юридических услугах.</text:p>
      <text:p text:style-name="Text_20_body"><text:span text:style-name="T6">Система компании «Юридическое агентство Владимира Глазунова» (</text:span><text:a xlink:type="simple" xlink:href="http://www.glazunov.by/index.html">http://www.glazunov.by/index.html</text:a><text:span text:style-name="T6">) представляет информацию об оказываемых услугах в виде набора страниц, перемещаться между которыми можно используя ссылки главного меню системы. Система группирует различные услуги оказываемые компанией в следующие разделы: «Юридическая консультация», «Защита в суде. Судебные споры», «Регистрация, реорганизация юридических лиц», «Лицензирование», «Взыскание задолженности». А также даёт возможность посмотреть наиболее частые запросы пользователей, касающиеся юридических услуг (например, «Регистрация ООО», «Регистрация ЗАО», «Регистрация ЧУП»). Среди плюсов системы выделим: удобство интерфейса пользователя. Среди минусов системы: система не предоставляет никакой дополнительной информации для потенциальных клиентов (например, нормативные документы, касающиеся заключения договоров); система не предоставляет информации: с какими клиентами работает, каких результатов достигли клиенты при работе с юридическим агентством.</text:span></text:p>
      <text:p text:style-name="Text_20_body"><text:span text:style-name="T6">Система компании «Ол Инклюзив» (</text:span><text:a xlink:type="simple" xlink:href="http://www.all-inclusive.com.ua/ru/">http://www.all-inclusive.com.ua/ru/</text:a><text:span text:style-name="T6">) представляет информацию рекламного характера по оказываемым юридическим услугам. Данная система содержит набор статических страниц, на которых описывается информация, касающаяся оказываемой услуги. </text:span><text:span text:style-name="T7">Оказываемые услуги объединены в группы: </text:span></text:p>
      <text:list xml:id="list1626609725" text:style-name="L3">
        <text:list-item>
          <text:p text:style-name="P50">«Регистрация предприятия» (включает в себя «регистрация физического лица - предпринимателя»; «регистрация частного предприятия»; «регистрация общества с ограниченной ответственностью»; «регистрация <text:soft-page-break/>дочернего предприятия»; «регистрация общественной организации»; «регистрация изменений (перерегистрация)»; «изготовление печати»; «дополнительные услуги при регистрации»).</text:p>
        </text:list-item>
        <text:list-item>
          <text:p text:style-name="P50">«Ликвидация предприятия» (включает в себя «ликвидация предприятия по решению учредителей»; «сверхускоренная ликвидация»; «ликвидация 'проблемных' предприятий - банкротство»).</text:p>
        </text:list-item>
        <text:list-item>
          <text:p text:style-name="P50">«Судебная практика» (включает в себя «хозяйственные споры»; «гражданские споры»; «трудовые споры»; «семейные споры»; «наследственные споры»; «земельные споры»; «помощь при ДТП»; «налоговые споры» и др.).</text:p>
        </text:list-item>
        <text:list-item>
          <text:p text:style-name="P50">«Возврат долгов, выплат и депозитов» (включает в себя «споры с банками и кредитными обществами»; «споры со страховыми компаниями»; «возврат долгов»).</text:p>
        </text:list-item>
        <text:list-item>
          <text:p text:style-name="P50">«Исполнение судебных решений»;</text:p>
        </text:list-item>
        <text:list-item>
          <text:p text:style-name="P50">«Третейский суд» (включает в себя «компетенция третейского суда», «разрешение спорных вопросов в третейском суде»);</text:p>
        </text:list-item>
        <text:list-item>
          <text:p text:style-name="P50">«Узаконивание» (включает в себя «узаконивание самовольных самостроев»; «узаконивание перепланировок»; «признание права собственности»);</text:p>
        </text:list-item>
        <text:list-item>
          <text:p text:style-name="P50">«Регистрация прав собственности на объекты недвижимости»;</text:p>
        </text:list-item>
        <text:list-item>
          <text:p text:style-name="P50">«Юридическое сопровождение государственных закупок»;</text:p>
        </text:list-item>
        <text:list-item>
          <text:p text:style-name="P50">«Корпоративное управление и обслуживание организаций»;</text:p>
        </text:list-item>
        <text:list-item>
          <text:p text:style-name="P50">«Составление, анализ и сопровождение контрактов и договоров»;</text:p>
        </text:list-item>
        <text:list-item>
          <text:p text:style-name="P50">«Регистрация прав интеллектуальной собственности»;</text:p>
        </text:list-item>
        <text:list-item>
          <text:p text:style-name="P50">«Абонентское юридическое обслуживание»;</text:p>
        </text:list-item>
        <text:list-item>
          <text:p text:style-name="P50">«Абонентское бухгалтерское обслуживание».</text:p>
        </text:list-item>
      </text:list>
      <text:p text:style-name="P9">Стоит отметить, что некоторые страницы не содержат информации, а только сообщают о том, что она скоро появится. Плюсами этой системы являются: удобная группировка оказываемых услуг и как следствие простота поиска необходимой услуги. Минусами системы является отсутствие информации по некоторым из услуг, отсутствие списка клиентов и приносимой <text:soft-page-break/>компанией «Ол Инклюзив» прибыли для клиентов.</text:p>
      <text:p text:style-name="P9">Таким образом, можно заметить, что разрабатываемая система должна отвечать требованиям удобства поиска информации об оказываемых услугах юридического характера, а также дополнительно предоставлять сопровождающую информацию о работе предприятия (например, информацию о выгоде приносимой предприятием для клиентов).</text:p>
      <text:h text:style-name="Heading_20_2" text:outline-level="2">Классификация юридических услуг</text:h>
      <text:p text:style-name="P9">Задачами разрабатываемого приложения по классификации юридических услуг предоставляемых компанией, являются: </text:p>
      <text:list xml:id="list1679145672" text:style-name="L4">
        <text:list-item>
          <text:p text:style-name="P51">предоставление возможности администратору (человеку со знаниями в юридической области) устанавливать список оказываемых услуг;</text:p>
        </text:list-item>
        <text:list-item>
          <text:p text:style-name="P51">предоставление возможности классифицирования (создания категорий, каталогов) нормативных документов связанных с предоставляемыми услугами;</text:p>
        </text:list-item>
        <text:list-item>
          <text:p text:style-name="P51">подача обработанной классифицированной информации о предоставляемых услугах пользователю.</text:p>
        </text:list-item>
      </text:list>
      <text:p text:style-name="P9">Таким образом, задача классификации решается в полуавтоматическом режиме. И выражается в следующем алгоритме: </text:p>
      <text:list xml:id="list2035027984" text:style-name="L5">
        <text:list-item>
          <text:list>
            <text:list-item>
              <text:p text:style-name="P52">Администратор системы упорядочивает набор услуг, оказываемых компанией;</text:p>
            </text:list-item>
            <text:list-item>
              <text:p text:style-name="P52">Администратор системы заносит данный набор в систему в определённом порядке (используя возможности системы по упорядочиванию и сортировке записей); </text:p>
            </text:list-item>
            <text:list-item>
              <text:p text:style-name="P52">Система генерирует список предоставляемых услуг в виде набора ссылок и создаёт специализированный набор страниц. Данный набор страниц содержит информацию касающуюся оказываемых услуг;</text:p>
            </text:list-item>
            <text:list-item>
              <text:p text:style-name="P52">Администратор системы группирует нормативные документы используя систему файлов и каталогов файловой подсистемы ОС;</text:p>
            </text:list-item>
            <text:list-item>
              <text:p text:style-name="P54"><text:span text:style-name="T7">Система используя каталог в котором происходила группировка, генерирует набор страниц, соответствующий группам документов. Данные страницы должны содержать набор ссылок, используемых </text:span><text:soft-page-break/><text:span text:style-name="T7">пользователем для получения документов той группы, информацию о которой он просматривает.</text:span></text:p>
            </text:list-item>
          </text:list>
        </text:list-item>
      </text:list>
      <text:h text:style-name="Heading_20_2" text:outline-level="2">Технологии систем построения Интернет-приложений</text:h>
      <text:p text:style-name="Text_20_body">В текущее время существует несколько библиотек управления, на основе которых можно создавать полнофункциональные и легко управляемые сайты без серьёзных финансовых затрат. В качестве библиотек для сравнения выберем те, которые являются наиболее известными и используемыми. Это системы: «Drupal», «Joomla», «WordPress». Данные библиотеки имеют различия, которые следует изучить и сравнить, для использования наиболее подходящей системы, основываясь на которой, будет происходить разработка. Среди таких различий требуется учитывать разные особенности (время существования, безопасность и т.д.).</text:p>
      <text:p text:style-name="P11">Сравнение количества выпущенных версий, найденных ошибок (безопасность систем):</text:p>
      <text:list xml:id="list459605226" text:style-name="L6">
        <text:list-item>
          <text:p text:style-name="P55">«Drupal», согласно [8], на данный момент используются 5-ая и 6-ая версия. Новые версии долгое время тестируются, имеется стабильное ядро. На данный момент ряд крупных компаний работает на «Drupal», поэтому разработчики серьёзно относятся к безопасности.</text:p>
        </text:list-item>
        <text:list-item>
          <text:p text:style-name="P55">«Joomla», безопасность во многом зависит от разработчика использующего систему. Безопасность и стабильность обеспечивается количеством выпущенных исправлений. Существует множество широко используемых расширений библиотеки. Данный вывод сделан на основе [11].</text:p>
        </text:list-item>
        <text:list-item>
          <text:p text:style-name="P55">«WordPress», версии исправляются по мере обнаружения ошибок. Стратегия, по которой, сначала исправляются ошибки, а потом создаются новые возможности, означает, что «WordPress» обладает высоким уровнем надежности. Информация получена с [18].</text:p>
        </text:list-item>
      </text:list>
      <text:p text:style-name="P11">Сравнение наличия и качества русской документации, для сравнения количества разработчиков использующих системы:</text:p>
      <text:list xml:id="list802679030" text:style-name="L7">
        <text:list-item>
          <text:p text:style-name="P56">«<text:span text:style-name="T12">Drupal», несмотря на то, что р</text:span><text:span text:style-name="T8">усское сообщество занимается переводом документации на Drupal, белых пятен еще много. Ситуация отчасти компенсируется самописными статьями и руководствами. Документация </text:span><text:soft-page-break/><text:span text:style-name="T8">на модули по большей части не переведена.</text:span></text:p>
        </text:list-item>
        <text:list-item>
          <text:p text:style-name="P44">«Joomla», русскоязычной документации достаточно много, включая не только переводы официальных документов, но и авторские статьи.</text:p>
        </text:list-item>
        <text:list-item>
          <text:p text:style-name="P44">«WordPress», русскоязычной документации нет, однако англоязычная документация построена очень удобно для программиста [17].</text:p>
        </text:list-item>
      </text:list>
      <text:p text:style-name="Text_20_body"><text:span text:style-name="T9">Способы борьбы с нежелательным содержимым:</text:span><text:span text:style-name="T8"> все библиотеки имеют возможность установки технологии «captcha». Данная технология заключается в требовании ввести численно-буквенный набор символов для разделения автоматических сообщений оставляемых скриптами, от сообщений пользователей системы.</text:span></text:p>
      <text:p text:style-name="P7">Возможности интеграции с технологиями построения форума, для возможного последующего расширения:</text:p>
      <text:list xml:id="list850510663" text:style-name="L8">
        <text:list-item>
          <text:p text:style-name="P45">«Drupal», существует возможность интеграции с форумной системой «phpBB» [10].</text:p>
        </text:list-item>
        <text:list-item>
          <text:p text:style-name="P45">«Joomla», существует возможность запуска встроенного форума «FireBoard».</text:p>
        </text:list-item>
        <text:list-item>
          <text:p text:style-name="P45">«WordPress», существует интеграция с форумом «BBPress» (включая русификацию). Интеграция с другими форумами существует, однако требует больших усилий.</text:p>
        </text:list-item>
      </text:list>
      <text:p text:style-name="P7">Наличие визуального редактора:</text:p>
      <text:list xml:id="list1597882516" text:style-name="L9">
        <text:list-item>
          <text:p text:style-name="P46">«Drupal», существует возможность использования известных визуальных редакторов «TinyMCE», «FCKEditor». Данные редакторы имеют широкие возможности изменения интерфейса пользователя (добавление, удаление элементов интерфейса) [9].</text:p>
        </text:list-item>
        <text:list-item>
          <text:p text:style-name="P46">«Joomla», имеет возможность подключения большого количества таких редакторов. Наиболее известным для интегрирования является «JCE».</text:p>
        </text:list-item>
        <text:list-item>
          <text:p text:style-name="P46">«WordPress», по умолчанию имеется специальная версия «TinyMCE», и простого текстового редактора (с переключением между ними на лету). Существует возможность встраивания полной версии «TinyMCE». Отличительной особенностью, является наличие возможности сторонним расширениям дополнять возможности визуальных редакторов.</text:p>
        </text:list-item>
      </text:list>
      <text:p text:style-name="P7">Возможность использования шаблонов оформления:</text:p>
      <text:list xml:id="list2044764584" text:style-name="L10">
        <text:list-item>
          <text:p text:style-name="P47"><text:soft-page-break/>«Drupal» имеет разнообразные возможности управления темами оформления. Администраторская панель позволяет настраивать цвета разных элементов.</text:p>
        </text:list-item>
        <text:list-item>
          <text:p text:style-name="P47">«Joomla» имеет специальную систему «ContentTemplater» предназначенную для создания шаблонов. Также имеется возможность управления страницами при помощи модулей, которые могут изменять интерфейс различных страниц [12].</text:p>
        </text:list-item>
        <text:list-item>
          <text:p text:style-name="P47">«WordPress» имеет широкую систему работы с шаблонами. Имеется множество различных готовых шаблонов. Также существует генератор шаблонов. Существует возможность переключения шаблонов между пользователями [17].</text:p>
        </text:list-item>
      </text:list>
      <text:p text:style-name="P7">Расширенная функциональность:</text:p>
      <text:list xml:id="list893884254" text:style-name="L11">
        <text:list-item>
          <text:p text:style-name="P48">«Drupal» в официальном хранилище имеется около одной тысячи бесплатных модулей. Среди них CRM-система, «wiki»-библиотека. Есть также расширения, позволяющие при помощи графического интерфейса описывать объекты предметной области в базе данных и сразу же создавать формы управления ими.</text:p>
        </text:list-item>
        <text:list-item>
          <text:p text:style-name="P48">«Joomla» позволяет настраивать расширения с помощью специальной системы установки расширений («xml»-файл, содержащий правила установки расширения). Существует официальный сайт расширений «Joomla».</text:p>
        </text:list-item>
        <text:list-item>
          <text:p text:style-name="P48">«WordPress» расширения представляют собой «php»-скрипты. Эти скрипты позволяют дополнять и перекрывать существующую функциональность.</text:p>
        </text:list-item>
      </text:list>
      <text:p text:style-name="P7">Кодировки:</text:p>
      <text:list xml:id="list950764565" text:continue-numbering="true" text:style-name="L11">
        <text:list-item>
          <text:p text:style-name="P48">«Drupal» использует UTF-8, поэтому проблем с кодировками нет.</text:p>
        </text:list-item>
        <text:list-item>
          <text:p text:style-name="P48">«Joomla» даёт возможность использовать как UTF-8 так кодировку «CP1251», однако последняя может приводить к наличию различных проблем.</text:p>
        </text:list-item>
        <text:list-item>
          <text:p text:style-name="P48">«WordPress» позволяет использовать любую кодировку, однако для корректной работы требуется установить ту же кодировку, в используемой базе данных.</text:p>
        </text:list-item>
      </text:list>
      <text:p text:style-name="P7"><text:soft-page-break/>Экспортирование и импортирование данных:</text:p>
      <text:list xml:id="list433386473" text:style-name="L12">
        <text:list-item>
          <text:p text:style-name="P49">«Drupal» обладает возможностью использовать множество различных конверторов. Такие конверторы используются как для различных миграций (например, между версиями), так и для работы с различными форматами (например «CSV») [8].</text:p>
        </text:list-item>
        <text:list-item>
          <text:p text:style-name="P49">«Joomla» не имеет встроенных способов конвертации, это связано, что основной задачей «Joomla» не является поддержка различных движков для общения. Поэтому программист использующий «Joomla» должен сам создать возможность экспорта [5].</text:p>
        </text:list-item>
        <text:list-item>
          <text:p text:style-name="P49">«WordPress» позволяет экспортировать записи в «xml»-файл. Импорт файлов позволяет использовать данные из различных работающих систем («ЖЖ», «Blogger»).</text:p>
        </text:list-item>
      </text:list>
      <text:p text:style-name="Text_20_body">Произведя сравнение библиотек построения Интернет приложений, можно прийти к следующему выводу: технические характеристики, требования, предъявляемые к безопасности, предоставляемые возможности, скорость разработки не дают возможности выявить более подходящую библиотеку. Поэтому для построения наиболее эффективной системы, требуется учитывать фактор простоты поиска персонала для обслуживания. Наиболее популярная библиотека имеет наибольшее количество использующих её программистов. Поэтому в качестве библиотеки для построения Интернет-приложения мы будем использовать «Joomla».</text:p>
      <text:h text:style-name="Heading_20_2" text:outline-level="2">Технические требования к разрабатываемой системе</text:h>
      <text:p text:style-name="Text_20_body">К разрабатываемой системе предъявляются требования, устанавливаемые аппаратно-программной базой предприятия. Такими требованиями являются:</text:p>
      <text:list xml:id="list378244994" text:style-name="L13">
        <text:list-item>
          <text:p text:style-name="P57">обеспечение наиболее оптимального использования технических ресурсов используемого ЭВМ, что обеспечивается использованием наиболее быстрого языка генерации содержимого «PHP» [14];</text:p>
        </text:list-item>
        <text:list-item>
          <text:p text:style-name="P57">возможность запуска со стандартным для библиотеки «Joomla» программными серверами («Apache», «MySQL»);</text:p>
        </text:list-item>
        <text:list-item>
          <text:p text:style-name="P57">работа под операционными системами семейства «Linux».</text:p>
        </text:list-item>
      </text:list>
      <text:h text:style-name="Heading_20_2" text:outline-level="2"><text:soft-page-break/>Подведение итогов аналитического раздела</text:h>
      <text:p text:style-name="Text_20_body">В качестве подведения итогов обзорно-аналитического раздела опишем полученные результаты и сделанные в данном разделе выводы. </text:p>
      <text:p text:style-name="Text_20_body">Разрабатываемое приложение является информационно-справочной системой содержащей информацию об услугах предоставляемых компанией ООО «Надежный выбор»; нормативные документы, которые должны быть представлены в виде иерархической структуры; информацию о клиентах с которыми предприятие имело дело. Задача классификации решается администратором сайта, посредствам определения порядка расположения общей информации об оказываемых услугах и определения структуры системы файлов-каталогов для нормативных документов касающихся оказываемых услуг.</text:p>
      <text:p text:style-name="Text_20_body">Данное приложение будет использовать библиотеку построения Интернет приложений «Joomla», для ускорения хода разработки [10].</text:p>
      <text:p text:style-name="Text_20_body">Разрабатываемое приложение должно соответствовать техническим характеристикам, устанавливаемым аппаратно-программной базой предприятия.</text:p>
      <text:h text:style-name="Heading_20_1" text:outline-level="1">ПРОЕКТИРОВАНИЕ ИНТЕРНЕТ-ПРИЛОЖЕНИЯ</text:h>
      <text:h text:style-name="Heading_20_2" text:outline-level="2">Проектирование основного алгоритма работы пользователя с интернет-приложением</text:h>
      <text:p text:style-name="Text_20_body">Все интернет-приложения характеризуются общим алгоритмом работы с пользователем. Представим данный алгоритм на рисунке <text:sequence-ref text:reference-format="value" text:ref-name="refDrawing0">2.1</text:sequence-ref>.</text:p>
      <text:p text:style-name="Text_20_body"><draw:frame draw:style-name="fr1" draw:name="Врезка11" text:anchor-type="paragraph" svg:width="16.999cm" draw:z-index="20"><draw:text-box fo:min-height="12.34cm"><text:p text:style-name="Drawing"><draw:frame draw:style-name="fr4" draw:name="Графический объект11" text:anchor-type="paragraph" svg:x="0.004cm" svg:y="0.002cm" svg:width="16.999cm" style:rel-width="100%" svg:height="12.34cm" style:rel-height="scale" draw:z-index="21"><draw:image xlink:href="../диаграмма_алгоритма_работы_интернет_приложений.png" xlink:type="simple" xlink:show="embed" xlink:actuate="onLoad"/></draw:frame>Рисунок <text:sequence text:ref-name="refDrawing0" text:name="Drawing" text:formula="ooow:Drawing+1" style:num-format="1">2.1</text:sequence>.Диаграмма алгоритма работы интернет-приложений.</text:p></draw:text-box></draw:frame>Данный алгоритм показывает общую структуру алгоритма работы пользователя с любым интернет-приложением. Используя его как общий вариант использования системы всеми пользователями, спроектируем конкретные алгоритмы использования системы каждым из возможных пользователей и создадим диаграммы вариантов использования системы.</text:p>
      <text:h text:style-name="Heading_20_2" text:outline-level="2"><text:soft-page-break/>Проектирование вариантов использования системы</text:h>
      <text:p text:style-name="Text_20_body">Вариантами использования системы (претендентами использования) называются специфицированные последовательности действий, которые может осуществить система, подсистема, взаимодействуя с пользователями или другими системами. Такие претенденты описывают некоторый целостный фрагмент поведения системы, не вдаваясь в подробности внутренней структуры системы.</text:p>
      <text:p text:style-name="Text_20_body">Рассмотрев задачи выполняемые пользователями с помощью разрабатываемой системы, мы сможем определить как пользователей, так и варианты использования системы этими пользователями.</text:p>
      <text:p text:style-name="Text_20_body">Требования, поставленные предприятием к функциям системы, содержат:</text:p>
      <text:list xml:id="list1328342945" text:style-name="L14">
        <text:list-item>
          <text:p text:style-name="P63">просмотр общей информации о предприятии (контактная информация, история работы, награды и отзывы, связанные с деятельностью предприятия);</text:p>
        </text:list-item>
        <text:list-item>
          <text:p text:style-name="P63">просмотр информации о предоставляемых предприятием услугах (юридические и бухгалтерские услуги); </text:p>
        </text:list-item>
        <text:list-item>
          <text:p text:style-name="P63">ввод и изменение информации о предоставляемых услугах администратором системы (установка упорядоченного вывода, простота использования базы данных услуг, изменение видимости предоставляемой услуги); </text:p>
        </text:list-item>
        <text:list-item>
          <text:p text:style-name="P63">просмотр пользователем нормативных документов, касающихся законодательства для привлечения внимания (отображение в виде файлового менеджера, где можно выбрать необходимый файл для загрузки);</text:p>
        </text:list-item>
        <text:list-item>
          <text:p text:style-name="P63">просмотр пользователем новостей в юридическом законодательстве;</text:p>
        </text:list-item>
        <text:list-item>
          <text:p text:style-name="P63">создание и редактирование новостной информации администратором системы.</text:p>
        </text:list-item>
      </text:list>
      <text:p text:style-name="Text_20_body">Опишем варианты взаимодействия пользователей системы с помощью диаграммы «Вариантов использования» на рисунке <text:sequence-ref text:reference-format="value" text:ref-name="refDrawing1">2.2</text:sequence-ref>.</text:p>
      <text:p text:style-name="Text_20_body"><draw:frame draw:style-name="fr2" draw:name="Врезка1" text:anchor-type="paragraph" svg:x="3.334cm" svg:y="-0.064cm" svg:width="10.991cm" draw:z-index="16"><draw:text-box fo:min-height="10.853cm"><text:p text:style-name="Drawing"><draw:frame draw:style-name="fr5" draw:name="Графический объект1" text:anchor-type="char" svg:x="0cm" svg:y="0.339cm" svg:width="10.991cm" style:rel-width="100%" svg:height="10.853cm" style:rel-height="scale" draw:z-index="17"><draw:image xlink:href="../Диаграмма_вариантов_использования21_FAMonitorTool.png" xlink:type="simple" xlink:show="embed" xlink:actuate="onLoad"/></draw:frame>Рисунок <text:sequence text:ref-name="refDrawing1" text:name="Drawing" text:formula="ooow:Drawing+1" style:num-format="1">2.2</text:sequence> Диаграмма вариантов использования системы клиентом.</text:p></draw:text-box></draw:frame><text:soft-page-break/>Можно выделить два типа пользователей Интернет-приложения классифицирующего юридические услуги: это пользователь (потенциальный клиент предприятия), и администратор Интернет-приложения.</text:p>
      <text:p text:style-name="Text_20_body">В итоге проектирования вариантов использования для работы с потенциальными клиентами предприятия можно сказать, что система проектируется для использования в качестве информационной системы об услугах компании. Система предоставляет дополнительную сопроводительную информацию, связанную с предоставляемыми юридическими услугами для привлечения клиентов, и повышения своего рейтинга в Интернет-поисковиках.</text:p>
      <text:p text:style-name="Text_20_body">Опишем взаимодействие администраторов системы с помощью диаграммы «Вариантов использования» на рисунке <text:sequence-ref text:reference-format="value" text:ref-name="refDrawing2">2.3</text:sequence-ref>.</text:p>
      <text:p text:style-name="Text_20_body">Таким образом, можно сказать, что задачами администратора системы являются: создание и редактирование записей о новостях в юридической сфере, услуг предлагаемых предприятием и структуры нормативных документов, доступных для просмотра.</text:p>
      <text:h text:style-name="Heading_20_2" text:outline-level="2"><draw:frame draw:style-name="fr3" draw:name="Врезка2" text:anchor-type="paragraph" svg:x="2.447cm" svg:y="0.259cm" svg:width="11.772cm" draw:z-index="0"><draw:text-box fo:min-height="10.793cm"><text:p text:style-name="Drawing"><draw:frame draw:style-name="fr6" draw:name="Графический объект2" text:anchor-type="char" svg:x="0.004cm" svg:y="0.002cm" svg:width="11.772cm" style:rel-width="100%" svg:height="10.793cm" style:rel-height="scale" draw:z-index="1"><draw:image xlink:href="../Диаграмма_вариантов_использования22_FAMonitorTool.png" xlink:type="simple" xlink:show="embed" xlink:actuate="onLoad"/></draw:frame>Рисунок <text:sequence text:ref-name="refDrawing2" text:name="Drawing" text:formula="ooow:Drawing+1" style:num-format="1">2.3</text:sequence> Диаграмма вариантов использования системы администратором</text:p></draw:text-box></draw:frame><text:soft-page-break/>Проектирование подсистемы хранения информации</text:h>
      <text:p text:style-name="Text_20_body">Подсистема хранения информации используется для возможности быстрого доступа к данным, удобной навигации и защищенности данных. СУБД должна обеспечивать требованиям скорости доступа и защиты данных при множественном взаимодействии (несколько приложений может одновременно записывать данные в подсистему хранения информации и считывать эти данные; задачей подсистемы является корректная работа с записями и корректная обработка существующих и создаваемых записей).</text:p>
      <text:p text:style-name="Text_20_body">Для нашей системы требуется использование нескольких элементов, которые не являются связными. Поэтому проектирование таблиц для хранения информации не требует дополнительных преобразований для достижения нормальных форм.</text:p>
      <text:p text:style-name="Text_20_body">Для проектирования таблиц в базе данных выносятся модели следующих элементов системы: «Услуги», «Новости», «Клиенты».</text:p>
      <text:p text:style-name="Text_20_body"><draw:frame draw:style-name="fr1" draw:name="Врезка4" text:anchor-type="paragraph" svg:width="10.365cm" draw:z-index="4"><draw:text-box fo:min-height="4.618cm"><text:p text:style-name="Drawing"><draw:frame draw:style-name="fr7" draw:name="Графический объект4" text:anchor-type="paragraph" svg:x="1.141cm" svg:y="0.213cm" svg:width="8.124cm" style:rel-width="78%" svg:height="3.962cm" style:rel-height="scale" draw:z-index="5"><draw:image xlink:href="../диаграмма_класса_клиент.png" xlink:type="simple" xlink:show="embed" xlink:actuate="onLoad"/></draw:frame>Рисунок <text:sequence text:ref-name="refDrawing3" text:name="Drawing" text:formula="ooow:Drawing+1" style:num-format="1">2.4</text:sequence> Диаграмма класса "Клиент"</text:p></draw:text-box></draw:frame><text:soft-page-break/>Модель элементов «Клиенты» содержит следующие поля: «Заголовок», «Содержание», «Дата окончания публикации», «Изображение малого размера для отображения в списке», «Изображение большого размера». Диаграмма класса «Клиент» представлена на рисунке <text:sequence-ref text:reference-format="value" text:ref-name="refDrawing3">2.4</text:sequence-ref>. </text:p>
      <text:p text:style-name="Text_20_body">Модель элементов «Новости» содержит следующие поля: «Название», «Короткое название», «Содержание». Диаграмма класса «Новость» представлена на рисунке <text:sequence-ref text:reference-format="value" text:ref-name="refDrawing4">2.5</text:sequence-ref>.</text:p>
      <text:p text:style-name="P13"><draw:frame draw:style-name="fr1" draw:name="Врезка5" text:anchor-type="paragraph" svg:width="10.388cm" draw:z-index="6"><draw:text-box fo:min-height="4.332cm"><text:p text:style-name="Drawing"><draw:frame draw:style-name="fr8" draw:name="Графический объект5" text:anchor-type="paragraph" svg:y="0.002cm" svg:width="8.659cm" style:rel-width="83%" svg:height="3.235cm" style:rel-height="scale" draw:z-index="7"><draw:image xlink:href="../диаграмма_класса_новость.png" xlink:type="simple" xlink:show="embed" xlink:actuate="onLoad"/></draw:frame>Рисунок <text:sequence text:ref-name="refDrawing4" text:name="Drawing" text:formula="ooow:Drawing+1" style:num-format="1">2.5</text:sequence> Диаграмма класса "Новость"</text:p></draw:text-box></draw:frame><text:tab/>Модель элементов «Услуги» содержит поля: «Название», «Краткое описание», «Полное описание». Диаграмма класса «Услуг<text:span text:style-name="T13">а</text:span>» представлена на рисунке <text:sequence-ref text:reference-format="value" text:ref-name="refDrawing5">2.6</text:sequence-ref>.</text:p>
      <text:p text:style-name="P13"><draw:frame draw:style-name="fr1" draw:name="Врезка6" text:anchor-type="paragraph" svg:width="10.091cm" draw:z-index="8"><draw:text-box fo:min-height="4.128cm"><text:p text:style-name="Drawing"><draw:frame draw:style-name="fr8" draw:name="Графический объект6" text:anchor-type="paragraph" svg:y="0.002cm" svg:width="8.511cm" style:rel-width="84%" svg:height="3.067cm" style:rel-height="scale" draw:z-index="9"><draw:image xlink:href="../диаграмма_класса_услуга.png" xlink:type="simple" xlink:show="embed" xlink:actuate="onLoad"/></draw:frame>Рисунок <text:sequence text:ref-name="refDrawing5" text:name="Drawing" text:formula="ooow:Drawing+1" style:num-format="1">2.6</text:sequence> Диаграмма класса "Услуга"</text:p></draw:text-box></draw:frame><text:tab/>Учитывая особенности библиотеки «Joomla», все элементы, <text:soft-page-break/>используемые в системе, требуют создания возможности привязки типов элементов к страницам Интернет приложения, а также размещения спроектированной структуры в структуру элементов системы «Joomla», и как следствие создания связи элементов с группами для корректного отображения. Поэтому таблица «категорий» системы «Joomla» должна содержать элементы соответствующие используемым моделям «Клиенты», «Новости», «Услуги», а каждая из этих таблиц дополняется внешним ключом, который указывает, к какой категории относится элемент. Для проектирования соответствий между спроектированными моделями и моделью предоставляемой системой «Joomla» создадим таблицу соответствий (таблиц<text:span text:style-name="T13">ы</text:span> <text:sequence-ref text:reference-format="value" text:ref-name="refTable0">2.1</text:sequence-ref>, <text:sequence-ref text:reference-format="value" text:ref-name="refTable1">2.2</text:sequence-ref>, <text:sequence-ref text:reference-format="value" text:ref-name="refTable2">2.3</text:sequence-ref>), и схему классов используемой модели (рисунок <text:sequence-ref text:reference-format="value" text:ref-name="refDrawing6">2.7</text:sequence-ref>).</text:p>
      <text:p text:style-name="P2">Таблица <text:sequence text:ref-name="refTable0" text:name="Table" text:formula="ooow:Table+1" style:num-format="1">2.1</text:sequence> Соответствие между классом "Клиент" и классом 'content' "Joomla".</text:p>
      <table:table table:name="Таблица21" table:style-name="Таблица21">
        <table:table-column table:style-name="Таблица21.A"/>
        <table:table-column table:style-name="Таблица21.B"/>
        <table:table-row>
          <table:table-cell table:style-name="Таблица21.A1" office:value-type="string">
            <text:p text:style-name="P3">Член класса «Клиент»</text:p>
          </table:table-cell>
          <table:table-cell table:style-name="Таблица21.B1" office:value-type="string">
            <text:p text:style-name="P3">Член класса 'content' системы «Joomla»</text:p>
          </table:table-cell>
        </table:table-row>
        <table:table-row>
          <table:table-cell table:style-name="Таблица21.A2" office:value-type="string">
            <text:p text:style-name="P4">Заголовок</text:p>
          </table:table-cell>
          <table:table-cell table:style-name="Таблица21.B2" office:value-type="string">
            <text:p text:style-name="P4">'title'</text:p>
          </table:table-cell>
        </table:table-row>
        <table:table-row>
          <table:table-cell table:style-name="Таблица21.A2" office:value-type="string">
            <text:p text:style-name="P4">Содержание</text:p>
          </table:table-cell>
          <table:table-cell table:style-name="Таблица21.B2" office:value-type="string">
            <text:p text:style-name="P4">'fulltext'</text:p>
          </table:table-cell>
        </table:table-row>
        <table:table-row>
          <table:table-cell table:style-name="Таблица21.A2" office:value-type="string">
            <text:p text:style-name="P4">Дата окончания публикации</text:p>
          </table:table-cell>
          <table:table-cell table:style-name="Таблица21.B2" office:value-type="string">
            <text:p text:style-name="P4">'publish_down'</text:p>
          </table:table-cell>
        </table:table-row>
        <table:table-row>
          <table:table-cell table:style-name="Таблица21.A2" office:value-type="string">
            <text:p text:style-name="P4">Изображение малого размера</text:p>
          </table:table-cell>
          <table:table-cell table:style-name="Таблица21.B2" office:value-type="string">
            <text:p text:style-name="P4">'images'</text:p>
          </table:table-cell>
        </table:table-row>
        <table:table-row>
          <table:table-cell table:style-name="Таблица21.A2" office:value-type="string">
            <text:p text:style-name="P4">Изображение большого размера</text:p>
          </table:table-cell>
          <table:table-cell table:style-name="Таблица21.B2" office:value-type="string">
            <text:p text:style-name="P4">'images'</text:p>
          </table:table-cell>
        </table:table-row>
      </table:table>
      <text:p text:style-name="P13"/>
      <text:p text:style-name="P2">Таблица <text:sequence text:ref-name="refTable1" text:name="Table" text:formula="ooow:Table+1" style:num-format="1">2.2</text:sequence> Соответствие между классом "Новость" и классом 'content' "Joomla".</text:p>
      <table:table table:name="Таблица1" table:style-name="Таблица1">
        <table:table-column table:style-name="Таблица1.A"/>
        <table:table-column table:style-name="Таблица1.B"/>
        <table:table-row>
          <table:table-cell table:style-name="Таблица1.A1" office:value-type="string">
            <text:p text:style-name="P3">Член класса «Новость»</text:p>
          </table:table-cell>
          <table:table-cell table:style-name="Таблица1.B1" office:value-type="string">
            <text:p text:style-name="P3">Член класса 'content' системы «Joomla»</text:p>
          </table:table-cell>
        </table:table-row>
        <table:table-row>
          <table:table-cell table:style-name="Таблица1.A2" office:value-type="string">
            <text:p text:style-name="P4">Название</text:p>
          </table:table-cell>
          <table:table-cell table:style-name="Таблица1.B2" office:value-type="string">
            <text:p text:style-name="P4">'title'</text:p>
          </table:table-cell>
        </table:table-row>
        <table:table-row>
          <table:table-cell table:style-name="Таблица1.A2" office:value-type="string">
            <text:p text:style-name="P4">Короткое название</text:p>
          </table:table-cell>
          <table:table-cell table:style-name="Таблица1.B2" office:value-type="string">
            <text:p text:style-name="P4">'title_alias'</text:p>
          </table:table-cell>
        </table:table-row>
        <table:table-row>
          <table:table-cell table:style-name="Таблица1.A2" office:value-type="string">
            <text:p text:style-name="P4">Содержание</text:p>
          </table:table-cell>
          <table:table-cell table:style-name="Таблица1.B2" office:value-type="string">
            <text:p text:style-name="P4">'fulltext'</text:p>
          </table:table-cell>
        </table:table-row>
      </table:table>
      <text:p text:style-name="P13"/>
      <text:p text:style-name="P2">Таблица <text:sequence text:ref-name="refTable2" text:name="Table" text:formula="ooow:Table+1" style:num-format="1">2.3</text:sequence> Соответствие между классом "Услуга" и классом 'content' "Joomla".</text:p>
      <table:table table:name="Таблица2" table:style-name="Таблица2">
        <table:table-column table:style-name="Таблица2.A"/>
        <table:table-column table:style-name="Таблица2.B"/>
        <table:table-row>
          <table:table-cell table:style-name="Таблица2.A1" office:value-type="string">
            <text:p text:style-name="P3">Член класса «Услуга»</text:p>
          </table:table-cell>
          <table:table-cell table:style-name="Таблица2.B1" office:value-type="string">
            <text:p text:style-name="P3">Член класса 'content' системы «Joomla»</text:p>
          </table:table-cell>
        </table:table-row>
        <table:table-row>
          <table:table-cell table:style-name="Таблица2.A2" office:value-type="string">
            <text:p text:style-name="P4">Название</text:p>
          </table:table-cell>
          <table:table-cell table:style-name="Таблица2.B2" office:value-type="string">
            <text:p text:style-name="P4">'title'</text:p>
          </table:table-cell>
        </table:table-row>
        <table:table-row>
          <table:table-cell table:style-name="Таблица2.A2" office:value-type="string">
            <text:p text:style-name="P4">Короткое название</text:p>
          </table:table-cell>
          <table:table-cell table:style-name="Таблица2.B2" office:value-type="string">
            <text:p text:style-name="P4">'title_alias'</text:p>
          </table:table-cell>
        </table:table-row>
        <table:table-row>
          <table:table-cell table:style-name="Таблица2.A2" office:value-type="string">
            <text:p text:style-name="P4">Полное описание</text:p>
          </table:table-cell>
          <table:table-cell table:style-name="Таблица2.B2" office:value-type="string">
            <text:p text:style-name="P4">'fulltext'</text:p>
          </table:table-cell>
        </table:table-row>
      </table:table>
      <text:p text:style-name="P14"/>
      <text:p text:style-name="P14"><text:soft-page-break/><text:tab/>Модель системы «Документы» требует отдельного каталога, для которого будет создана архитектура файлов - каталогов, используемая в Интернет приложении. Задачей интернет приложения является: считывание списка каталогов и файлов, для заданного (относительно корневого) и выдачи данного списка пользователю для получения дальнейших указаний, какой каталог или файл его интересует.</text:p>
      <text:h text:style-name="Heading_20_2" text:outline-level="2"><draw:frame draw:style-name="fr1" draw:name="Врезка7" text:anchor-type="paragraph" svg:width="16.51cm" draw:z-index="10"><draw:text-box fo:min-height="11.998cm"><text:p text:style-name="Drawing"><draw:frame draw:style-name="fr8" draw:name="Графический объект7" text:anchor-type="paragraph" svg:y="0.002cm" svg:width="13.538cm" style:rel-width="81%" svg:height="11.202cm" style:rel-height="scale" draw:z-index="11"><draw:image xlink:href="../диаграмма_адаптированных_классов_для_joomla.png" xlink:type="simple" xlink:show="embed" xlink:actuate="onLoad"/></draw:frame>Рисунок <text:sequence text:ref-name="refDrawing6" text:name="Drawing" text:formula="ooow:Drawing+1" style:num-format="1">2.7</text:sequence> Диаграмма классов подсистемы хранения информации.</text:p></draw:text-box></draw:frame>Проектирование пользовательского интерфейса системы</text:h>
      <text:p text:style-name="Text_20_body">Пользовательским интерфейсом системы называется организация способа взаимодействия пользователей с системой. Для проектируемой системы требуется разработать интерфейс пользователя для потенциальных клиентов предприятия, и интерфейс для администраторов. Таким образом, нашей задачей на данном этапе становятся: спроектировать интерфейс потенциального клиента системы с учётом устанавливаемых нормативов предприятием, а также спроектировать интерфейс администратора системы с учётом устанавливаемых нормативов предприятием.</text:p>
      <text:p text:style-name="Text_20_body"><text:soft-page-break/>Пользовательский интерфейс, является одним из главных элементов удобного использования Интернет приложения, поэтому несколько правил, которые следует учитывать при проектировании системы:</text:p>
      <text:list xml:id="list936206310" text:style-name="L15">
        <text:list-item>
          <text:p text:style-name="P58">Интерфейс должен быть наиболее простым для использования, что означает создание только необходимых элементов интерфейса и изображений, не отвлекающих пользователя от содержимого;</text:p>
        </text:list-item>
      </text:list>
      <text:list xml:id="list923094508" text:style-name="L16">
        <text:list-item>
          <text:p text:style-name="P59">Минимализм интерфейса не должен затруднять работу пользователя с содержимым, что означает простоту доступа к элементам содержимого предоставляемого системой;</text:p>
        </text:list-item>
      </text:list>
      <text:list xml:id="list1743853935" text:style-name="L17">
        <text:list-item>
          <text:p text:style-name="P60">Выразительность использования, выделение элементов изменяющих состояние системы при наведении на них курсором (например, изменение цвета ссылок при наведении на них курсором).</text:p>
        </text:list-item>
      </text:list>
      <text:p text:style-name="Text_20_body">Таким образом, можно выделить структурные элементы пользовательского интерфейса, разделяющие содержимое системы. </text:p>
      <text:p text:style-name="Text_20_body">Объединим способ перехода пользователя между частями содержимого в «меню содержимого», которое будет отображаться на каждой странице. Такая унификация позволит пользователю единственным способом переходить между элементами содержимого, предоставляемого системой. А значит, выполняется правило простоты использования интерфейса. Данная методика широко используется в приложениях и операционных системах для доступа к элементам информации или функций систем.</text:p>
      <text:p text:style-name="Text_20_body">Для информирования и привлечения клиента, создадим краткое описание новостей произошедших или связанных с законодательством в виде колонки новостей и возможности перейти к чтению конкретной новости в полном объёме на каждой странице в виде новостной колонки в левой части страницы. Шаблон страницы представлен на рисунке <text:sequence-ref text:reference-format="value" text:ref-name="refDrawing7">2.8</text:sequence-ref>.</text:p>
      <text:p text:style-name="P13"><draw:frame draw:style-name="fr1" draw:name="Врезка3" text:anchor-type="paragraph" svg:width="16.999cm" draw:z-index="2"><draw:text-box fo:min-height="7.274cm"><text:p text:style-name="Drawing"><draw:frame draw:style-name="fr8" draw:name="Графический объект3" text:anchor-type="paragraph" svg:y="-0.071cm" svg:width="12.578cm" style:rel-width="73%" svg:height="6.648cm" style:rel-height="scale" draw:z-index="3"><draw:image xlink:href="../Диаграмма_Пользовательского_интерфейса.png" xlink:type="simple" xlink:show="embed" xlink:actuate="onLoad"/></draw:frame>Рисунок <text:sequence text:ref-name="refDrawing7" text:name="Drawing" text:formula="ooow:Drawing+1" style:num-format="1">2.8</text:sequence> Диаграмма шаблона пользовательского интерфейса.</text:p></draw:text-box></draw:frame><text:soft-page-break/><text:tab/>Опишем распределение содержимого между страницами проектируемого Интернет приложения.</text:p>
      <text:p text:style-name="Text_20_body">Элемент пользовательского интерфейса «Главная страница» содержит следующую информацию: наименование <text:s/>и возможность перейти к полному описанию предоставляемых услуг; информация, касающаяся порядка оказания услуг и связи с предприятием.</text:p>
      <text:p text:style-name="Text_20_body">Элемент пользовательского интерфейса «Документы» содержит представление файловой структуры со структурой каталогов и файлов в виде списка «наименований каталогов» и списка «наименований файлов», при нажатии на «наименование каталога», пользователю открывается список вложенных в выбранный каталог файлов и каталогов; при нажатии на «наименование файла» выбранный файл загружается на компьютер пользователей.</text:p>
      <text:p text:style-name="Text_20_body">Элемент пользовательского интерфейса «Услуги» содержит список предоставляемых услуг в виде название услуги, краткое описание услуги и ссылки на страницу с полным описанием предоставляемой услуги.</text:p>
      <text:p text:style-name="Text_20_body">Элемент пользовательского интерфейса «Новости» содержит список новостной информации в виде название новости, краткое описание новости и ссылки на страницу с полным описание новостной информации.</text:p>
      <text:p text:style-name="Text_20_body">Элемент пользовательского интерфейса «Клиенты» содержит список наиболее значимых для предприятия деловых клиентов, с которыми предприятие взаимодействовало. Элемент списка представляет собой название <text:soft-page-break/>предприятия (или другой представительный заголовок), краткое описание результата взаимодействия и изображение благодарственного письма.</text:p>
      <text:p text:style-name="Text_20_body">Элемент пользовательского интерфейса «Контакты» содержит контактную информацию, и форму для отправки сообщения для компании.</text:p>
      <text:p text:style-name="Text_20_body">Существующие Интернет приложения могут иметь различные дополнительные элементы позволяющие упростить навигацию по сайту, в качестве таких элементов можно использовать «карту сайта».</text:p>
      <text:p text:style-name="Text_20_body">Элемент пользовательского интерфейса «карта сайта», содержит список страниц составляющих Интернет приложение. Эти страницы содержат элементы пользовательского интерфейса описанные выше. А именно «главная страница», «документы», «услуги», список предоставляемых услуг в виде наименования услуги, «новости», список новостной информации в виде наименований новостных данных, «клиенты», список наименований клиентов компании.</text:p>
      <text:p text:style-name="Text_20_body">Таким образом, мы спроектировали все элементы пользовательского интерфейса для пользователя являющегося потенциальным клиентом предприятия.</text:p>
      <text:p text:style-name="Text_20_body">Перейдем к проектированию администраторского пользовательского интерфейса. Основным требованием, предъявляемым к интерфейсу администратора, является создание возможности защиты доступа к данному интерфейсу неизвестному пользователю. Для этого используются средства авторизации, включающие в себя, проверки существующих сессий, открытие сессии администратора при вводе корректной пары значений «логин» - «пароль», закрытие сессии по истечении определённого времени, закрытие сессии по требованию пользователя.</text:p>
      <text:p text:style-name="Text_20_body">В качестве базы для создания интерфейса пользователя типа администратор возьмём предоставляемые используемой для разработки системы управления содержимым «Joomla». Базируясь на данной системе, в качестве администраторского интерфейса будет использоваться администраторский интерфейс системы «Joomla», включающий средства по работе с сессиями.</text:p>
      <text:p text:style-name="Text_20_body">Такой подход, является разумным использованием созданного кода. <text:s/>Учитывая, что основными задачами администратора системы являются создание новых и редактирование существующих записей следующих <text:soft-page-break/>информативных единиц: новостные элементы, элементы с данными о клиентах и достигнутых результате взаимодействия соглашениях, элементы, касающиеся предоставляемых услуг; то можно использовать возможности системы «Joomla» по редактированию и добавлению новых элементов в каждую из перечисленных <text:span text:style-name="T13">коллекций</text:span>.</text:p>
      <text:p text:style-name="Text_20_body">Задачей администратора становится, используя известные ему «логин» и «пароль» войти в администраторскую панель «Joomla» выбрать соответствующий раздел в меню «Материалы», и используя возможности системы «Joomla» добавить новый или отредактировать существующий элемент. Для этого администратор должен будет пройти по соответствующему пункту меню «Материалы» - «Материалы по разделам» панели «Joomla».</text:p>
      <text:h text:style-name="Heading_20_2" text:outline-level="2">Проектирование подсистемы преобразования и подготовки данных для подачи пользователю</text:h>
      <text:p text:style-name="Text_20_body">Задачами подсистемы преобразования и подготовки данных для подачи пользователю заключается в поиске необходимой информации в базе данных. При этом требуется минимизировать время работы подсистемы поиска информации. Для этого требуется запрашивать, только интересующие данные (для этого СУБД позволяют получать только интересующие атрибуты элементов). </text:p>
      <text:p text:style-name="Text_20_body">Таким образом, задачей данного раздела становится определить, порядок обработки запросов пользователя и информацию, которая будет передана пользователю в каждом варианте использования.</text:p>
      <text:p text:style-name="Text_20_body">Для описания правил работы системы в каждом определённом варианте использования системы, применяются диаграммы последовательности действий. Такие диаграммы позволяют описывать каждый из возможных вариантов использования системы.</text:p>
      <text:p text:style-name="Text_20_body"><draw:frame draw:style-name="fr3" draw:name="Врезка8" text:anchor-type="paragraph" svg:x="0cm" svg:y="-0.116cm" svg:width="16.999cm" draw:z-index="12"><draw:text-box fo:min-height="10.779cm"><text:p text:style-name="Drawing"><draw:frame draw:style-name="fr9" draw:name="Графический объект8" text:anchor-type="char" svg:x="0.004cm" svg:y="0.213cm" svg:width="16.999cm" style:rel-width="100%" svg:height="10.779cm" style:rel-height="scale" draw:z-index="13"><draw:image xlink:href="../Диаграмма_последовательности_для_варианта_Главная_страница.png" xlink:type="simple" xlink:show="embed" xlink:actuate="onLoad"/></draw:frame>Рисунок <text:sequence text:ref-name="refDrawing8" text:name="Drawing" text:formula="ooow:Drawing+1" style:num-format="1">2.9</text:sequence> Диаграмма последовательности для варианта использования пользователя "Просмотреть главную страницу"</text:p></draw:text-box></draw:frame><text:soft-page-break/> Диаграмма, описывающая работу системы, при открытии пользователем главной страницы приложения, изображается на рисунке <text:sequence-ref text:reference-format="value" text:ref-name="refDrawing8">2.9</text:sequence-ref>.</text:p>
      <text:p text:style-name="Text_20_body">Для просмотра информации, касающейся нормативных документов, наша система использует отдельный алгоритм генерации предоставляемой информации. Данный алгоритм не использует СУБД (подсистему хранения информации), а вместо этого создаёт содержимое страницы, основываясь на данных получаемых из операционной системы. Поэтому создадим диаграмму описывающую ход работы системы, при открытии пользователем страницы, содержащей информацию по нормативным документам (смотреть рисунок <text:sequence-ref text:reference-format="value" text:ref-name="refDrawing9">2.10</text:sequence-ref>).</text:p>
      <text:p text:style-name="Text_20_body">Таким образом, мы спроектировали варианты работы с системой, уточнили архитектуру подсистемы хранения информации, подсистемы подготовки информации и подсистемы отображения информации пользователю разрабатываемого приложения, а также подготовили для разработки алгоритмы работы системы, и общую структуру внутреннего строения системы.</text:p>
      <text:h text:style-name="Heading_20_2" text:outline-level="2"><draw:frame draw:style-name="fr1" draw:name="Врезка9" text:anchor-type="paragraph" svg:width="16.999cm" draw:z-index="14"><draw:text-box fo:min-height="8.296cm"><text:p text:style-name="Drawing"><draw:frame draw:style-name="fr4" draw:name="Графический объект9" text:anchor-type="paragraph" svg:x="0.004cm" svg:y="0.002cm" svg:width="16.999cm" style:rel-width="100%" svg:height="8.296cm" style:rel-height="scale" draw:z-index="15"><draw:image xlink:href="../Диаграмма_последовательности_для_нормативных_документов.png" xlink:type="simple" xlink:show="embed" xlink:actuate="onLoad"/></draw:frame>Рисунок <text:sequence text:ref-name="refDrawing9" text:name="Drawing" text:formula="ooow:Drawing+1" style:num-format="1">2.10</text:sequence> Диаграмма последовательности действий просмотра пользователем нормативных документов.</text:p></draw:text-box></draw:frame><text:soft-page-break/>Проектирование взаимосвязи между компонентами системы</text:h>
      <text:p text:style-name="Text_20_body">Компонентами называются составные части выделенные по определённому признаку или совокупности признаков, при этом эти части можно рассмотреть как единое целое. Подсистема от компоненты отличается тем, что компонента меньшего либо равного размера, а также компоненты могут включать друг друга. Т.е. Подсистема хранения информации включает в себя две компоненты: компоненту СУБД и компоненту Модели системы. Таким образом, наша система состоит из следующих компонент: компонента «СУБД», компонента «Модель», компонента «Представление», компонента «Контроллер», компонента «Веб-сервер», компонента «PHP препроцессор». А также компоненты «Клиент», «Новость», «Услуга», «Клиент» которые, представляют собой программные оболочки для соответствующих таблиц компоненты СУБД. Использование таких компонент, является широко распространённой практикой web-программирования [23].</text:p>
      <text:p text:style-name="Text_20_body">Взаимосвязь между компонентами определяется посредствам предоставляемых интерфейсов (компонента должна представить интерфейс для работы с данной компонентой). Представим диаграмму компонент на рисунке <text:sequence-ref text:reference-format="value" text:ref-name="refDrawing10">2.11</text:sequence-ref>. </text:p>
      <text:p text:style-name="Text_20_body"><draw:frame draw:style-name="fr1" draw:name="Врезка10" text:anchor-type="paragraph" svg:width="16.999cm" draw:z-index="18"><draw:text-box fo:min-height="8.033cm"><text:p text:style-name="Drawing"><draw:frame draw:style-name="fr4" draw:name="Графический объект10" text:anchor-type="paragraph" svg:x="0.004cm" svg:y="0.002cm" svg:width="16.999cm" style:rel-width="100%" svg:height="7.509cm" style:rel-height="scale" draw:z-index="19"><draw:image xlink:href="../диаграмма_компонент.png" xlink:type="simple" xlink:show="embed" xlink:actuate="onLoad"/></draw:frame>Рисунок <text:sequence text:ref-name="refDrawing10" text:name="Drawing" text:formula="ooow:Drawing+1" style:num-format="1">2.11</text:sequence>. Диаграмма компонент.</text:p></draw:text-box></draw:frame><text:soft-page-break/>Представим обозначения для диаграммы компонент [24]:</text:p>
      <text:list xml:id="list812595196" text:style-name="L18">
        <text:list-item>
          <text:p text:style-name="P61">прямоугольник (может сопровождаться двумя небольшими прямоугольниками на левой стороне): компонента;</text:p>
        </text:list-item>
        <text:list-item>
          <text:p text:style-name="P61">цилиндр: хранилище информации;</text:p>
        </text:list-item>
        <text:list-item>
          <text:p text:style-name="P61">окружность: интерфейс компоненты;</text:p>
        </text:list-item>
        <text:list-item>
          <text:p text:style-name="P61">прямая между интерфейсом компоненты и компонентой: показывает принадлежность интерфейса компоненте;</text:p>
        </text:list-item>
        <text:list-item>
          <text:p text:style-name="P61">пунктирная стрелка: обозначает зависимость компоненты от интерфейса другой компоненты;</text:p>
        </text:list-item>
        <text:list-item>
          <text:p text:style-name="P61">квадрат на стороне компоненты: показывает, что связь интерфейса с компонентами происходит посредствам внешней компоненты (по отношению к связной компоненте;</text:p>
        </text:list-item>
        <text:list-item>
          <text:p text:style-name="P61">сплошная стрелка: отображает связь внутренней компоненты с внешней, посредствам предоставления доступа внешней компонентой к внутренней.</text:p>
        </text:list-item>
      </text:list>
      <text:p text:style-name="Text_20_body">Таким образом, диаграмма показывает, что приложение использует язык структурированных запросов SQL для доступа к СУБД, и общий интерфейс шлюза CGI для связи Веб-сервиса и PHP препроцессора. Данная связь является очень распространённой при разработке интернет приложений [22].</text:p>
      <text:h text:style-name="Heading_20_1" text:outline-level="1" text:is-list-header="true">ЗАКЛЮЧЕНИЕ <text:s/>NOT READY</text:h>
      <text:p text:style-name="Text_20_body">В результате работы нами были изучены методики построения Интернет приложений на базе различных программных средств, а также нами был проведен сравнительный анализ таких методик и проектирование Интернет приложения классифицирующего юридические услуги. На этапе проектирования Интернет приложения - был разработан метод структурирования данных используемых в разрабатываемом приложении и данных предоставляемых используемой библиотекой построения Интернет приложения. Также были спроектированы варианты использования системы, алгоритм работы пользователя с системой, и макет пользовательского интерфейса.</text:p>
      <text:p text:style-name="Text_20_body">Таким образом, нами получен набор сведений, которых достаточно для разработки Интернет приложения классифицирующего юридические услуги. Сведения включают как решения в области проектирования программного обеспечения для всех подсистем разрабатываемого приложения, так и дизайнерские решения для создания максимальной простоты и как следствия удобства использования системы пользователем.</text:p>
      <text:h text:style-name="Heading_20_1" text:outline-level="1" text:is-list-header="true">СПИСОК ЛИТЕРАТУРЫ</text:h>
      <text:list xml:id="list2155271806" text:style-name="L19">
        <text:list-item>
          <text:p text:style-name="P62">MVC для начинающих и для интернета в частности [Электронный ресурс]. - Режим доступа: <text:a xlink:type="simple" xlink:href="http://chtivo.webhost.ru/articles/mvc.php">http://chtivo.webhost.ru/articles/mvc.php</text:a>.</text:p>
        </text:list-item>
        <text:list-item>
          <text:p text:style-name="P62">Стивенс У. Р. Unix. Разработка сетевых приложений / У. Р. Стивенс. СПб. : Питер, 2007. 1038 с.</text:p>
        </text:list-item>
        <text:list-item>
          <text:p text:style-name="P62">Аллен Э. Типичные ошибки проектирования / Э. Аллен. СПб. : Питер, 2003. 223 с.</text:p>
        </text:list-item>
        <text:list-item>
          <text:p text:style-name="P62">Официальный сайт MySQL [Электронный ресурс]. - Режим доступа: <text:a xlink:type="simple" xlink:href="http://dev.mysql.com/">http://dev.mysql.com/</text:a></text:p>
        </text:list-item>
        <text:list-item>
          <text:p text:style-name="P62">Берри Н. Joomla! Практическое руководство / Н. Берри. СПб. : Символ, 2008. 448 с.</text:p>
        </text:list-item>
        <text:list-item>
          <text:p text:style-name="P62">Орлов А. PHP: Полезные приемы / А. Орлов. М. : Горячая Линия - Телеком, 2003. 224 с.</text:p>
        </text:list-item>
        <text:list-item>
          <text:p text:style-name="P62">Учебник PHP [Электронный ресурс]. - Режим доступа: <text:a xlink:type="simple" xlink:href="http://phpclub.ru/manrus/">http://phpclub.ru/manrus/</text:a></text:p>
        </text:list-item>
        <text:list-item>
          <text:p text:style-name="P62">About Drupal [Электронный ресурс]. - Режим доступа: <text:a xlink:type="simple" xlink:href="http://drupal.org/about">http://drupal.org/about</text:a></text:p>
        </text:list-item>
        <text:list-item>
          <text:p text:style-name="P62">Drupal handbook [Электронный ресурс]. - Режим доступа: <text:a xlink:type="simple" xlink:href="http://drupal.org/handbooks">http://drupal.org/handbooks</text:a></text:p>
        </text:list-item>
        <text:list-item>
          <text:p text:style-name="P62">Joomla - система управления сайтом [Электронный ресурс]. - Режим доступа: <text:a xlink:type="simple" xlink:href="http://joomla.ru/">http://joomla.ru/</text:a></text:p>
        </text:list-item>
        <text:list-item>
          <text:p text:style-name="P62">База знаний Joomla [Электронный ресурс]. - Режим доступа: <text:a xlink:type="simple" xlink:href="http://www.joomla-docs.ru/Заглавная_страница">http://www.joomla-docs.ru/Заглавная_страница</text:a></text:p>
        </text:list-item>
        <text:list-item>
          <text:p text:style-name="P62">SEO Joomla [Электронный ресурс]. - Режим доступа: <text:a xlink:type="simple" xlink:href="http://www.seo-joomla.net/">http://www.seo-joomla.net/</text:a></text:p>
        </text:list-item>
        <text:list-item>
          <text:p text:style-name="P62">FAQ по Joomla [Электронный ресурс]. - Режим доступа: <text:a xlink:type="simple" xlink:href="http://www.joomla-docs.ru/FAQ_по_Joomla">http://www.joomla-docs.ru/FAQ_по_Joomla</text:a></text:p>
        </text:list-item>
        <text:list-item>
          <text:p text:style-name="P62">PHP FAQ. Сайт с ответами на вопросы [Электронный ресурс]. - Режим доступа: <text:a xlink:type="simple" xlink:href="http://www.phpfaq.ru/">http://www.phpfaq.ru/</text:a></text:p>
        </text:list-item>
        <text:list-item>
          <text:p text:style-name="P62">MySQL 5.1 <text:span text:style-name="T16">Reference</text:span> <text:span text:style-name="T16">Manual</text:span> [Электронный ресурс]. - Режим доступа: <text:soft-page-break/><text:a xlink:type="simple" xlink:href="http://dev.mysql.com/doc/refman/5.1/en/">http://dev.mysql.com/doc/refman/5.1/en/</text:a></text:p>
        </text:list-item>
        <text:list-item>
          <text:p text:style-name="P62"><text:soft-page-break/>MySQL <text:span text:style-name="T16">Help</text:span> [Электронный ресурс]. - Режим доступа: <text:a xlink:type="simple" xlink:href="http://www.phpfreaks.com/forums/index.php?board=3.0">http://www.phpfreaks.com/forums/index.php?board=3.0</text:a></text:p>
        </text:list-item>
        <text:list-item>
          <text:p text:style-name="P62">FAQ WordPress Россия [Электронный ресурс]. - Режим доступа: <text:a xlink:type="simple" xlink:href="http://mywordpress.ru/faq/">http://mywordpress.ru/faq/</text:a></text:p>
        </text:list-item>
        <text:list-item>
          <text:p text:style-name="P62"><text:s/>WordPress.com - Get a Free Blog Here [Электронный ресурс]. - Режим доступа: <text:a xlink:type="simple" xlink:href="http://wordpress.com/">http://wordpress.com/</text:a></text:p>
        </text:list-item>
        <text:list-item>
          <text:p text:style-name="P62">Браузер - Википедия [Электронный ресурс]. - Режим доступа: <text:a xlink:type="simple" xlink:href="http://ru.wikipedia.org/wiki/Браузер">http://ru.wikipedia.org/wiki/Браузер</text:a>.</text:p>
        </text:list-item>
        <text:list-item>
          <text:p text:style-name="P62">HTML - Википедия [Электронный ресурс]. - Режим доступа: <text:a xlink:type="simple" xlink:href="http://ru.wikipedia.org/wiki/HTML">http://ru.wikipedia.org/wiki/HTML</text:a>.</text:p>
        </text:list-item>
        <text:list-item>
          <text:p text:style-name="P62">Ruby On Rails [Электронный ресурс]. - Режим доступа: <text:a xlink:type="simple" xlink:href="http://rubyonrails.org/">http://rubyonrails.org/</text:a>.</text:p>
        </text:list-item>
        <text:list-item>
          <text:p text:style-name="P62">Установка PHP + Apache: CGI vs module. [Электронный ресурс]. - Режим доступа: <text:a xlink:type="simple" xlink:href="http://phpclub.ru/detail/article/2001-04-20">http://phpclub.ru/detail/article/2001-04-20</text:a>.</text:p>
        </text:list-item>
        <text:list-item>
          <text:p text:style-name="P62">Class: ActiveRecord::Base [Электронный ресурс]. - Режим доступа: <text:a xlink:type="simple" xlink:href="http://api.rubyonrails.org/classes/ActiveRecord/Base.html">http://api.rubyonrails.org/classes/ActiveRecord/Base.html</text:a>.</text:p>
        </text:list-item>
        <text:list-item>
          <text:p text:style-name="P62">Диаграмма компонент — Википедия [Электронный ресурс]. - Режим доступа: <text:a xlink:type="simple" xlink:href="http://ru.wikipedia.org/wiki/Диаграмма_компонентов">http://ru.wikipedia.org/wiki/Диаграмма_компонентов</text:a>.</text:p>
          <text:p text:style-name="P62"/>
          <text:p text:style-name="P62"/>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Times New Roman1" svg:font-family="'Times New Roman'"/>
    <style:font-face style:name="TimesNewRomanPSMT" svg:font-family="TimesNewRomanPSMT" style:font-family-generic="roman"/>
    <style:font-face style:name="Helvetica" svg:font-family="Helvetica" style:font-family-generic="swiss"/>
    <style:font-face style:name="Verdana" svg:font-family="Verdana" style:font-family-generic="swiss"/>
    <style:font-face style:name="Arial1" svg:font-family="Arial" style:font-family-generic="roman" style:font-pitch="variable"/>
    <style:font-face style:name="Times New Roman" svg:font-family="'Times New Roman'" style:font-family-generic="roman" style:font-pitch="variable"/>
    <style:font-face style:name="Times New Roman2" svg:font-family="'Times New Roman'" style:font-adornments="Обычный" style:font-family-generic="roman" style:font-pitch="variable"/>
    <style:font-face style:name="Times New Roman3" svg:font-family="'Times New Roman'" style:font-adornments="Полужирный Курсив"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Times New Roman1" fo:font-size="14pt" style:font-name-asian="Arial Unicode MS" style:font-size-asian="14pt" style:font-name-complex="Tahoma1"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20%" fo:text-align="justify" style:justify-single-word="false" fo:text-indent="1cm" style:auto-text-indent="false" style:page-number="auto" fo:background-color="transparent" style:shadow="none">
        <style:tab-stops/>
        <style:background-image/>
      </style:paragraph-properties>
      <style:text-properties fo:font-size="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Обычный1" style:family="paragraph">
      <style:paragraph-properties fo:line-height="150%" fo:orphans="2" fo:widows="2"/>
      <style:text-properties style:use-window-font-color="true" style:font-name="Times New Roman" fo:font-size="10pt" fo:language="en" fo:country="US" style:font-name-asian="Arial" style:font-size-asian="10pt" style:font-name-complex="Times New Roman" style:font-size-complex="10pt" style:language-complex="ar" style:country-complex="SA"/>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Contents_20_Heading" style:display-name="Contents Heading" style:family="paragraph" style:parent-style-name="Title" style:class="index">
      <style:paragraph-properties fo:margin-left="0cm" fo:margin-right="0cm" fo:margin-top="0.42cm" fo:margin-bottom="0.409cm" fo:text-align="center" style:justify-single-word="false" fo:text-indent="0cm" style:auto-text-indent="false" text:number-lines="false" text:line-number="0">
        <style:tab-stops/>
      </style:paragraph-properties>
      <style:text-properties style:font-name="Times New Roman2" fo:font-size="14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fo:font-size="14pt"/>
    </style:style>
    <style:style style:name="Heading_20_1" style:display-name="Heading 1" style:family="paragraph" style:parent-style-name="Title" style:next-style-name="Text_20_body" style:default-outline-level="1" style:class="text" style:master-page-name="">
      <style:paragraph-properties fo:margin-left="0cm" fo:margin-right="0cm" fo:margin-top="0.42cm" fo:margin-bottom="0.349cm" fo:line-height="120%" fo:text-align="center" style:justify-single-word="false" fo:text-indent="0cm" style:auto-text-indent="false" style:page-number="auto" fo:break-before="page" fo:background-color="transparent" style:shadow="none" text:number-lines="true" text:line-number="1">
        <style:tab-stops/>
        <style:background-image/>
      </style:paragraph-properties>
      <style:text-properties style:font-name="Times New Roman2" fo:font-size="14pt" fo:font-weight="normal"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42cm" fo:margin-bottom="0.409cm" fo:line-height="150%" fo:text-indent="1.199cm" style:auto-text-indent="false" style:page-number="auto">
        <style:tab-stops/>
      </style:paragraph-properties>
      <style:text-properties style:font-name="Times New Roman3" fo:font-size="14pt" fo:font-style="normal" fo:font-weight="normal" style:font-size-asian="14pt" style:font-style-asian="italic" style:font-weight-asian="bold" style:font-size-complex="14pt" style:font-style-complex="italic" style:font-weight-complex="bold"/>
    </style:style>
    <style:style style:name="Table" style:family="paragraph" style:parent-style-name="Caption" style:class="extra" style:master-page-name="">
      <style:paragraph-properties style:page-number="auto" fo:background-color="transparent">
        <style:tab-stops/>
        <style:background-image/>
      </style:paragraph-properties>
      <style:text-properties fo:font-size="14pt" fo:font-style="normal"/>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paragraph-properties fo:text-align="center" style:justify-single-word="false"/>
      <style:text-properties fo:font-size="14pt" fo:font-style="normal"/>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_3f__3f__3f__3f__3f__3f__3f_" style:display-name="???????"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style>
    <style:style style:name="_3f__3f__3f__3f__3f__3f__20__3f__3f__20__3f__3f__3f__3f__3f__3f__3f__3f_" style:display-name="?????? ?? ????????" style:family="paragraph" style:parent-style-name="_3f__3f__3f__3f__3f__3f__3f_"/>
    <style:style style:name="_3f__3f__3f__3f__3f__3f__20__3f__20__3f__3f__3f__3f__3f_" style:display-name="?????? ? ?????" style:family="paragraph" style:parent-style-name="_3f__3f__3f__3f__3f__3f__3f_"/>
    <style:style style:name="_3f__3f__3f__3f__3f__3f__20__3f__3f__3f__20__3f__3f__3f__3f__3f__3f__3f_" style:display-name="?????? ??? ???????" style:family="paragraph" style:parent-style-name="_3f__3f__3f__3f__3f__3f__3f_"/>
    <style:style style:name="_3f__3f__3f__3f__3f_" style:display-name="?????" style:family="paragraph" style:parent-style-name="_3f__3f__3f__3f__3f__3f__3f_"/>
    <style:style style:name="_3f__3f__3f__3f__3f__3f__3f__3f__20__3f__3f__3f__3f__3f_" style:display-name="???????? ?????" style:family="paragraph" style:parent-style-name="_3f__3f__3f__3f__3f__3f__3f_"/>
    <style:style style:name="_3f__3f__3f__3f__3f__3f__3f__3f__3f__3f__3f__3f__20__3f__3f__3f__3f__3f__3f__20__3f__3f__20__3f__3f__3f__3f__3f__3f_" style:display-name="???????????? ?????? ?? ??????" style:family="paragraph" style:parent-style-name="_3f__3f__3f__3f__3f__3f__3f_">
      <style:paragraph-properties fo:text-align="start" style:justify-single-word="false"/>
    </style:style>
    <style:style style:name="_3f__3f__3f__3f__3f__3f__20__3f__3f__3f__3f__3f__3f__20__3f__20__3f__3f__3f__3f__3f__3f__3f__3f_" style:display-name="?????? ?????? ? ????????" style:family="paragraph" style:parent-style-name="_3f__3f__3f__3f__3f__3f__3f_">
      <style:paragraph-properties fo:margin-left="0cm" fo:margin-right="0cm" fo:text-indent="0.6cm" style:auto-text-indent="false"/>
    </style:style>
    <style:style style:name="_3f__3f__3f__3f__3f__3f__3f__3f__3f_" style:display-name="?????????" style:family="paragraph" style:parent-style-name="_3f__3f__3f__3f__3f__3f__3f_"/>
    <style:style style:name="_3f__3f__3f__3f__3f__3f__3f__3f__3f__20_1" style:display-name="????????? 1" style:family="paragraph" style:parent-style-name="_3f__3f__3f__3f__3f__3f__3f_">
      <style:paragraph-properties fo:text-align="center" style:justify-single-word="false"/>
    </style:style>
    <style:style style:name="_3f__3f__3f__3f__3f__3f__3f__3f__3f__20_2" style:display-name="????????? 2" style:family="paragraph" style:parent-style-name="_3f__3f__3f__3f__3f__3f__3f_">
      <style:paragraph-properties fo:margin-left="0cm" fo:margin-right="0.199cm" fo:margin-top="0.101cm" fo:margin-bottom="0.101cm" fo:text-align="center" style:justify-single-word="false" fo:text-indent="0cm" style:auto-text-indent="false"/>
    </style:style>
    <style:style style:name="WW-_3f__3f__3f__3f__3f__3f__3f__3f__3f_" style:display-name="WW-?????????" style:family="paragraph" style:parent-style-name="_3f__3f__3f__3f__3f__3f__3f_">
      <style:paragraph-properties fo:margin-top="0.42cm" fo:margin-bottom="0.21cm"/>
    </style:style>
    <style:style style:name="WW-_3f__3f__3f__3f__3f__3f__3f__3f__3f__20_1" style:display-name="WW-????????? 1" style:family="paragraph" style:parent-style-name="_3f__3f__3f__3f__3f__3f__3f_">
      <style:paragraph-properties fo:margin-top="0.42cm" fo:margin-bottom="0.21cm"/>
    </style:style>
    <style:style style:name="WW-_3f__3f__3f__3f__3f__3f__3f__3f__3f__20_2" style:display-name="WW-????????? 2" style:family="paragraph" style:parent-style-name="_3f__3f__3f__3f__3f__3f__3f_">
      <style:paragraph-properties fo:margin-top="0.42cm" fo:margin-bottom="0.21cm"/>
    </style:style>
    <style:style style:name="_3f__3f__3f__3f__3f__3f__3f__3f__3f__20__3f__3f__3f__3f__3f_" style:display-name="????????? ?????" style:family="paragraph" style:parent-style-name="_3f__3f__3f__3f__3f__3f__3f_"/>
    <style:style style:name="_3f__3f__3f__3f__3f__3f__3f__7e_LT_7e_Gliederung_20_1" style:display-name="???????~LT~Gliederung 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_3f__3f__3f__3f__3f__3f__3f__7e_LT_7e_Gliederung_20_2" style:display-name="???????~LT~Gliederung 2" style:family="paragraph" style:parent-style-name="_3f__3f__3f__3f__3f__3f__3f__7e_LT_7e_Gliederung_20_1">
      <style:paragraph-properties fo:margin-top="0cm" fo:margin-bottom="0.4cm"/>
      <style:text-properties fo:font-size="28pt" style:font-size-asian="28pt" style:font-size-complex="28pt"/>
    </style:style>
    <style:style style:name="_3f__3f__3f__3f__3f__3f__3f__7e_LT_7e_Gliederung_20_3" style:display-name="???????~LT~Gliederung 3" style:family="paragraph" style:parent-style-name="_3f__3f__3f__3f__3f__3f__3f__7e_LT_7e_Gliederung_20_2">
      <style:paragraph-properties fo:margin-top="0cm" fo:margin-bottom="0.3cm"/>
      <style:text-properties fo:font-size="24pt" style:font-size-asian="24pt" style:font-size-complex="24pt"/>
    </style:style>
    <style:style style:name="_3f__3f__3f__3f__3f__3f__3f__7e_LT_7e_Gliederung_20_4" style:display-name="???????~LT~Gliederung 4" style:family="paragraph" style:parent-style-name="_3f__3f__3f__3f__3f__3f__3f__7e_LT_7e_Gliederung_20_3">
      <style:paragraph-properties fo:margin-top="0cm" fo:margin-bottom="0.199cm"/>
      <style:text-properties fo:font-size="20pt" style:font-size-asian="20pt" style:font-size-complex="20pt"/>
    </style:style>
    <style:style style:name="_3f__3f__3f__3f__3f__3f__3f__7e_LT_7e_Gliederung_20_5" style:display-name="???????~LT~Gliederung 5" style:family="paragraph" style:parent-style-name="_3f__3f__3f__3f__3f__3f__3f__7e_LT_7e_Gliederung_20_4">
      <style:paragraph-properties fo:margin-top="0cm" fo:margin-bottom="0.101cm"/>
    </style:style>
    <style:style style:name="_3f__3f__3f__3f__3f__3f__3f__7e_LT_7e_Gliederung_20_6" style:display-name="???????~LT~Gliederung 6" style:family="paragraph" style:parent-style-name="_3f__3f__3f__3f__3f__3f__3f__7e_LT_7e_Gliederung_20_5"/>
    <style:style style:name="_3f__3f__3f__3f__3f__3f__3f__7e_LT_7e_Gliederung_20_7" style:display-name="???????~LT~Gliederung 7" style:family="paragraph" style:parent-style-name="_3f__3f__3f__3f__3f__3f__3f__7e_LT_7e_Gliederung_20_6"/>
    <style:style style:name="_3f__3f__3f__3f__3f__3f__3f__7e_LT_7e_Gliederung_20_8" style:display-name="???????~LT~Gliederung 8" style:family="paragraph" style:parent-style-name="_3f__3f__3f__3f__3f__3f__3f__7e_LT_7e_Gliederung_20_7"/>
    <style:style style:name="_3f__3f__3f__3f__3f__3f__3f__7e_LT_7e_Gliederung_20_9" style:display-name="???????~LT~Gliederung 9" style:family="paragraph" style:parent-style-name="_3f__3f__3f__3f__3f__3f__3f__7e_LT_7e_Gliederung_20_8"/>
    <style:style style:name="_3f__3f__3f__3f__3f__3f__3f__7e_LT_7e_Titel" style:display-name="???????~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_3f__3f__3f__3f__3f__3f__3f__7e_LT_7e_Untertitel" style:display-name="???????~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_3f__3f__3f__3f__3f__3f__3f__7e_LT_7e_Notizen" style:display-name="???????~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_3f__3f__3f__3f__3f__3f__3f__7e_LT_7e_Hintergrundobjekte" style:display-name="???????~LT~Hintergrundobjekte" style:family="paragraph">
      <style:paragraph-properties style:text-autospace="none"/>
      <style:text-properties style:letter-kerning="true"/>
    </style:style>
    <style:style style:name="_3f__3f__3f__3f__3f__3f__3f__7e_LT_7e_Hintergrund" style:display-name="???????~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Tahoma" fo:font-size="18pt" style:letter-kerning="true" style:font-name-asian="Tahoma" style:font-size-asian="18pt" style:font-name-complex="Tahoma"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_3f__3f__3f__3f__3f__3f__3f__3f__3f_1" style:display-name="WW-?????????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_3f__3f__3f__3f__3f__3f__3f__3f__3f__3f__3f__3f_" style:display-name="????????????"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text-overline-style="none" style:text-overline-color="font-color"/>
    </style:style>
    <style:style style:name="_3f__3f__3f__3f__3f__3f__3f__20__3f__3f__3f__3f_" style:display-name="??????? ????" style:family="paragraph">
      <style:paragraph-properties style:text-autospace="none"/>
      <style:text-properties style:letter-kerning="true"/>
    </style:style>
    <style:style style:name="_3f__3f__3f_" style:display-name="???" style:family="paragraph">
      <style:paragraph-properties style:text-autospace="none"/>
      <style:text-properties style:letter-kerning="true"/>
    </style:style>
    <style:style style:name="_3f__3f__3f__3f__3f__3f__3f__3f__3f__3f_" style:display-nam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text-overline-style="none" style:text-overline-color="font-color"/>
    </style:style>
    <style:style style:name="WW-_3f__3f__3f__3f__3f__3f__3f__3f__3f__20_11" style:display-name="WW-????????? 11"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WW-_3f__3f__3f__3f__3f__3f__3f__3f__3f__20_21" style:display-name="WW-????????? 21" style:family="paragraph" style:parent-style-name="WW-_3f__3f__3f__3f__3f__3f__3f__3f__3f__20_11">
      <style:paragraph-properties fo:margin-top="0cm" fo:margin-bottom="0.4cm"/>
      <style:text-properties fo:font-size="28pt" style:font-size-asian="28pt" style:font-size-complex="28pt"/>
    </style:style>
    <style:style style:name="_3f__3f__3f__3f__3f__3f__3f__3f__3f__20_3" style:display-name="????????? 3" style:family="paragraph" style:parent-style-name="WW-_3f__3f__3f__3f__3f__3f__3f__3f__3f__20_21">
      <style:paragraph-properties fo:margin-top="0cm" fo:margin-bottom="0.3cm"/>
      <style:text-properties fo:font-size="24pt" style:font-size-asian="24pt" style:font-size-complex="24pt"/>
    </style:style>
    <style:style style:name="_3f__3f__3f__3f__3f__3f__3f__3f__3f__20_4" style:display-name="????????? 4" style:family="paragraph" style:parent-style-name="_3f__3f__3f__3f__3f__3f__3f__3f__3f__20_3">
      <style:paragraph-properties fo:margin-top="0cm" fo:margin-bottom="0.199cm"/>
      <style:text-properties fo:font-size="20pt" style:font-size-asian="20pt" style:font-size-complex="20pt"/>
    </style:style>
    <style:style style:name="_3f__3f__3f__3f__3f__3f__3f__3f__3f__20_5" style:display-name="????????? 5" style:family="paragraph" style:parent-style-name="_3f__3f__3f__3f__3f__3f__3f__3f__3f__20_4">
      <style:paragraph-properties fo:margin-top="0cm" fo:margin-bottom="0.101cm"/>
    </style:style>
    <style:style style:name="_3f__3f__3f__3f__3f__3f__3f__3f__3f__20_6" style:display-name="????????? 6" style:family="paragraph" style:parent-style-name="_3f__3f__3f__3f__3f__3f__3f__3f__3f__20_5"/>
    <style:style style:name="_3f__3f__3f__3f__3f__3f__3f__3f__3f__20_7" style:display-name="????????? 7" style:family="paragraph" style:parent-style-name="_3f__3f__3f__3f__3f__3f__3f__3f__3f__20_6"/>
    <style:style style:name="_3f__3f__3f__3f__3f__3f__3f__3f__3f__20_8" style:display-name="????????? 8" style:family="paragraph" style:parent-style-name="_3f__3f__3f__3f__3f__3f__3f__3f__3f__20_7"/>
    <style:style style:name="_3f__3f__3f__3f__3f__3f__3f__3f__3f__20_9" style:display-name="????????? 9" style:family="paragraph" style:parent-style-name="_3f__3f__3f__3f__3f__3f__3f__3f__3f__20_8"/>
    <style:style style:name="WW-_3f__3f__3f__3f__3f__3f__3f__3f__3f_12" style:display-name="WW-?????????12" style:family="paragraph" style:parent-style-name="_3f__3f__3f__3f__3f__3f__3f_">
      <style:paragraph-properties fo:margin-top="0.42cm" fo:margin-bottom="0.21cm"/>
    </style:style>
    <style:style style:name="WW-_3f__3f__3f__3f__3f__3f__3f__3f__3f__20_112" style:display-name="WW-????????? 112" style:family="paragraph" style:parent-style-name="_3f__3f__3f__3f__3f__3f__3f_">
      <style:paragraph-properties fo:margin-top="0.42cm" fo:margin-bottom="0.21cm"/>
    </style:style>
    <style:style style:name="WW-_3f__3f__3f__3f__3f__3f__3f__3f__3f__20_212" style:display-name="WW-????????? 212" style:family="paragraph" style:parent-style-name="_3f__3f__3f__3f__3f__3f__3f_">
      <style:paragraph-properties fo:margin-top="0.42cm" fo:margin-bottom="0.21cm"/>
    </style:style>
    <style:style style:name="WW-_3f__3f__3f__3f__3f__3f__3f__3f__3f_123" style:display-name="WW-?????????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_3f__3f__3f__3f__3f__3f__3f__3f__3f__20_1123" style:display-name="WW-????????? 1123"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WW-_3f__3f__3f__3f__3f__3f__3f__3f__3f__20_2123" style:display-name="WW-????????? 2123" style:family="paragraph" style:parent-style-name="WW-_3f__3f__3f__3f__3f__3f__3f__3f__3f__20_1123">
      <style:paragraph-properties fo:margin-top="0cm" fo:margin-bottom="0.4cm"/>
      <style:text-properties fo:font-size="28pt" style:font-size-asian="28pt" style:font-size-complex="28pt"/>
    </style:style>
    <style:style style:name="WW-_3f__3f__3f__3f__3f__3f__3f__3f__3f_1234" style:display-name="WW-?????????1234" style:family="paragraph" style:parent-style-name="_3f__3f__3f__3f__3f__3f__3f_">
      <style:paragraph-properties fo:margin-top="0.42cm" fo:margin-bottom="0.21cm"/>
    </style:style>
    <style:style style:name="WW-_3f__3f__3f__3f__3f__3f__3f__3f__3f__20_11234" style:display-name="WW-????????? 11234" style:family="paragraph" style:parent-style-name="_3f__3f__3f__3f__3f__3f__3f_">
      <style:paragraph-properties fo:margin-top="0.42cm" fo:margin-bottom="0.21cm"/>
    </style:style>
    <style:style style:name="WW-_3f__3f__3f__3f__3f__3f__3f__3f__3f__20_21234" style:display-name="WW-????????? 21234" style:family="paragraph" style:parent-style-name="_3f__3f__3f__3f__3f__3f__3f_">
      <style:paragraph-properties fo:margin-top="0.42cm" fo:margin-bottom="0.21cm"/>
    </style:style>
    <style:style style:name="WW-_3f__3f__3f__3f__3f__3f__3f__3f__3f_12345" style:display-name="WW-?????????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text-overline-style="none" style:text-overline-color="font-color"/>
    </style:style>
    <style:style style:name="WW-_3f__3f__3f__3f__3f__3f__3f__3f__3f__20_112345" style:display-name="WW-????????? 112345" style:family="paragraph">
      <style:paragraph-properties fo:margin-top="0cm" fo:margin-bottom="0.499cm" style:text-autospace="none"/>
      <style:text-properties style:use-window-font-color="true" style:text-outline="false" style:text-line-through-style="none" style:font-name="Tahoma" fo:font-size="31.5pt" fo:font-style="normal" fo:text-shadow="none" style:text-underline-style="none" fo:font-weight="normal" style:letter-kerning="true" style:font-name-asian="Tahoma" style:font-size-asian="31.5pt" style:font-style-asian="normal" style:font-weight-asian="normal" style:font-name-complex="Tahoma" style:font-size-complex="31.5pt" style:font-style-complex="normal" style:font-weight-complex="normal" style:text-emphasize="none" style:text-overline-style="none" style:text-overline-color="font-color"/>
    </style:style>
    <style:style style:name="WW-_3f__3f__3f__3f__3f__3f__3f__3f__3f__20_212345" style:display-name="WW-????????? 212345" style:family="paragraph" style:parent-style-name="WW-_3f__3f__3f__3f__3f__3f__3f__3f__3f__20_112345">
      <style:paragraph-properties fo:margin-top="0cm" fo:margin-bottom="0.4cm"/>
      <style:text-properties fo:font-size="28pt" style:font-size-asian="28pt" style:font-size-complex="28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top="0.499cm" fo:margin-bottom="0.499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space"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space"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0.999cm" fo:page-height="29.699cm" style:num-format="1" style:print-orientation="portrait" fo:margin-top="2cm" fo:margin-bottom="2cm" fo:margin-left="3cm" fo:margin-right="1cm" style:writing-mode="lr-tb" style:layout-grid-color="#c0c0c0" style:layout-grid-lines="40"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text:page-number text:select-page="current">36</text:page-number></text:p>
      </style:head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Sidarau</meta:initial-creator>
    <meta:creation-date>2010-04-14T22:00:27</meta:creation-date>
    <dc:date>2010-04-21T00:07:20</dc:date>
    <dc:creator>Ivan Sidarau</dc:creator>
    <meta:editing-duration>PT25H13M36S</meta:editing-duration>
    <meta:editing-cycles>159</meta:editing-cycles>
    <meta:generator>OpenOffice.org/3.2$Unix OpenOffice.org_project/320m12$Build-9483</meta:generator>
    <meta:document-statistic meta:table-count="3" meta:image-count="11" meta:object-count="0" meta:page-count="35" meta:paragraph-count="314" meta:word-count="5490" meta:character-count="47620"/>
  </office:meta>
</office:document-meta>
</file>